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7B000001B7D513E56D.png" manifest:media-type="image/png"/>
  <manifest:file-entry manifest:full-path="Pictures/100000000000000800000008DD0ADA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adornments="Predeterminado"/>
    <style:font-face style:name="OpenSymbol" svg:font-family="OpenSymbol"/>
    <style:font-face style:name="Courier New" svg:font-family="'Courier New'" style:font-family-generic="modern"/>
    <style:font-face style:name="DejaVu Sans1" svg:font-family="'DejaVu Sans'" style:font-pitch="variable"/>
    <style:font-face style:name="NewsGotT" svg:font-family="NewsGotT" style:font-adornments="Predeterminado" style:font-pitch="variable"/>
    <style:font-face style:name="NewsGotT1" svg:font-family="NewsGotT, 'News Got T'"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73cm" fo:margin-left="0.206cm" table:align="left" style:writing-mode="lr-tb"/>
    </style:style>
    <style:style style:name="Tabla1.A" style:family="table-column">
      <style:table-column-properties style:column-width="3.505cm"/>
    </style:style>
    <style:style style:name="Tabla1.B" style:family="table-column">
      <style:table-column-properties style:column-width="12.568cm"/>
    </style:style>
    <style:style style:name="Tabla1.1" style:family="table-row">
      <style:table-row-properties fo:keep-together="always"/>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B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889cm" fo:keep-together="always"/>
    </style:style>
    <style:style style:name="Tabla1.B3"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073cm" fo:margin-left="0.206cm" table:align="left" style:writing-mode="lr-tb"/>
    </style:style>
    <style:style style:name="Tabla11.A" style:family="table-column">
      <style:table-column-properties style:column-width="1.503cm"/>
    </style:style>
    <style:style style:name="Tabla11.B" style:family="table-column">
      <style:table-column-properties style:column-width="6.934cm"/>
    </style:style>
    <style:style style:name="Tabla11.C" style:family="table-column">
      <style:table-column-properties style:column-width="4.226cm"/>
    </style:style>
    <style:style style:name="Tabla11.D" style:family="table-column">
      <style:table-column-properties style:column-width="3.41cm"/>
    </style:style>
    <style:style style:name="Tabla11.1" style:family="table-row">
      <style:table-row-properties fo:keep-together="always"/>
    </style:style>
    <style:style style:name="Tabla1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D3" style:family="table-cell" style:data-style-name="N37">
      <style:table-cell-properties style:vertical-align="middle" fo:padding-left="0.123cm" fo:padding-right="0.123cm" fo:padding-top="0cm" fo:padding-bottom="0cm" fo:border="0.5pt solid #000000" style:writing-mode="lr-tb"/>
    </style:style>
    <style:style style:name="Tabla11.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D4"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11.5" style:family="table-row">
      <style:table-row-properties style:min-row-height="0.531cm" fo:keep-together="always"/>
    </style:style>
    <style:style style:name="Tabla11.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D5"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16.073cm" fo:margin-left="0.206cm" table:align="left" style:writing-mode="lr-tb"/>
    </style:style>
    <style:style style:name="Tabla12.A" style:family="table-column">
      <style:table-column-properties style:column-width="6.535cm"/>
    </style:style>
    <style:style style:name="Tabla12.B" style:family="table-column">
      <style:table-column-properties style:column-width="9.537cm"/>
    </style:style>
    <style:style style:name="Tabla12.1" style:family="table-row">
      <style:table-row-properties fo:keep-together="auto"/>
    </style:style>
    <style:style style:name="Tabla12.A1" style:family="table-cell">
      <style:table-cell-properties style:vertical-align="top" fo:background-color="#c0c0c0" fo:padding-left="0.018cm" fo:padding-right="0.018cm" fo:padding-top="0cm" fo:padding-bottom="0cm" fo:border="0.5pt solid #000000" style:writing-mode="lr-tb">
        <style:background-image/>
      </style:table-cell-properties>
    </style:style>
    <style:style style:name="Tabla12.A2" style:family="table-cell">
      <style:table-cell-properties style:vertical-align="top" fo:background-color="#c0c0c0"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la12.3" style:family="table-row">
      <style:table-row-properties style:min-row-height="0.307cm" fo:keep-together="auto"/>
    </style:style>
    <style:style style:name="Tabla12.A3" style:family="table-cell">
      <style:table-cell-properties style:vertical-align="middle" fo:padding-left="0.018cm" fo:padding-right="0.018cm" fo:padding-top="0cm" fo:padding-bottom="0cm" fo:border-left="0.05pt solid #000000" fo:border-right="none" fo:border-top="0.5pt solid #000000" fo:border-bottom="0.05pt solid #000000" style:writing-mode="lr-tb"/>
    </style:style>
    <style:style style:name="Tabla12.B3" style:family="table-cell">
      <style:table-cell-properties style:vertical-align="middle" fo:padding-left="0.018cm" fo:padding-right="0.018cm" fo:padding-top="0cm" fo:padding-bottom="0cm" fo:border-left="0.05pt solid #000000" fo:border-right="0.05pt solid #000000" fo:border-top="0.5pt solid #000000" fo:border-bottom="0.05pt solid #000000" style:writing-mode="lr-tb"/>
    </style:style>
    <style:style style:name="Tabla12.A4"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4"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2.A5"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5"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2.A6"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6"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2.A7"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7"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2.A8"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8"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2" style:family="table">
      <style:table-properties style:width="25.698cm" table:align="margins" style:writing-mode="lr-tb"/>
    </style:style>
    <style:style style:name="Tabla2.A" style:family="table-column">
      <style:table-column-properties style:column-width="1.402cm" style:rel-column-width="3576*"/>
    </style:style>
    <style:style style:name="Tabla2.B" style:family="table-column">
      <style:table-column-properties style:column-width="6.006cm" style:rel-column-width="15316*"/>
    </style:style>
    <style:style style:name="Tabla2.C" style:family="table-column">
      <style:table-column-properties style:column-width="4.604cm" style:rel-column-width="11740*"/>
    </style:style>
    <style:style style:name="Tabla2.D" style:family="table-column">
      <style:table-column-properties style:column-width="13.686cm" style:rel-column-width="34903*"/>
    </style:style>
    <style:style style:name="Tabla2.1" style:family="table-row">
      <style:table-row-properties fo:keep-together="always"/>
    </style:style>
    <style:style style:name="Tabla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D1" style:family="table-cell">
      <style:table-cell-properties fo:background-color="#33333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background-color="transparent" fo:padding="0.097cm" fo:border-left="0.05pt solid #000000" fo:border-right="none" fo:border-top="none" fo:border-bottom="0.05pt solid #000000">
        <style:background-image/>
      </style:table-cell-properties>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0.05pt solid #000000" fo:border-top="none" fo:border-bottom="0.05pt solid #000000"/>
    </style:style>
    <style:style style:name="Tabla3" style:family="table">
      <style:table-properties style:width="25.698cm" table:align="margins" style:writing-mode="lr-tb"/>
    </style:style>
    <style:style style:name="Tabla3.A" style:family="table-column">
      <style:table-column-properties style:column-width="1.402cm" style:rel-column-width="3576*"/>
    </style:style>
    <style:style style:name="Tabla3.B" style:family="table-column">
      <style:table-column-properties style:column-width="6.006cm" style:rel-column-width="15316*"/>
    </style:style>
    <style:style style:name="Tabla3.C" style:family="table-column">
      <style:table-column-properties style:column-width="4.604cm" style:rel-column-width="11740*"/>
    </style:style>
    <style:style style:name="Tabla3.D" style:family="table-column">
      <style:table-column-properties style:column-width="13.686cm" style:rel-column-width="34903*"/>
    </style:style>
    <style:style style:name="Tabla3.1" style:family="table-row">
      <style:table-row-properties fo:keep-together="always"/>
    </style:style>
    <style:style style:name="Tabla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D1" style:family="table-cell">
      <style:table-cell-properties fo:background-color="#333333"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none" fo:border-top="none" fo:border-bottom="0.05pt solid #000000"/>
    </style:style>
    <style:style style:name="Tabla3.D12" style:family="table-cell">
      <style:table-cell-properties fo:padding="0.097cm" fo:border-left="0.05pt solid #000000" fo:border-right="0.05pt solid #000000" fo:border-top="none" fo:border-bottom="0.05pt solid #000000"/>
    </style:style>
    <style:style style:name="Tabla3.A13" style:family="table-cell">
      <style:table-cell-properties fo:padding="0.097cm" fo:border-left="0.05pt solid #000000" fo:border-right="none"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0.05pt solid #000000" fo:border-top="none" fo:border-bottom="0.05pt solid #000000"/>
    </style:style>
    <style:style style:name="Tabla3.A14" style:family="table-cell">
      <style:table-cell-properties fo:padding="0.097cm" fo:border-left="0.05pt solid #000000" fo:border-right="none"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0.05pt solid #000000" fo:border-top="none" fo:border-bottom="0.05pt solid #000000"/>
    </style:style>
    <style:style style:name="Tabla3.15" style:family="table-row">
      <style:table-row-properties style:min-row-height="1.087cm" fo:keep-together="always"/>
    </style:style>
    <style:style style:name="Tabla3.A15" style:family="table-cell">
      <style:table-cell-properties fo:padding="0.097cm" fo:border-left="0.05pt solid #000000" fo:border-right="none"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0.05pt solid #000000" fo:border-top="none" fo:border-bottom="0.05pt solid #000000"/>
    </style:style>
    <style:style style:name="Tabla3.A16" style:family="table-cell">
      <style:table-cell-properties fo:padding="0.097cm" fo:border-left="0.05pt solid #000000" fo:border-right="none"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0.05pt solid #000000" fo:border-top="none" fo:border-bottom="0.05pt solid #000000"/>
    </style:style>
    <style:style style:name="Tabla3.A17" style:family="table-cell">
      <style:table-cell-properties fo:padding="0.097cm" fo:border-left="0.05pt solid #000000" fo:border-right="none"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0.05pt solid #000000" fo:border-top="none" fo:border-bottom="0.05pt solid #000000"/>
    </style:style>
    <style:style style:name="Tabla4" style:family="table">
      <style:table-properties style:width="25.698cm" table:align="margins" style:writing-mode="lr-tb"/>
    </style:style>
    <style:style style:name="Tabla4.A" style:family="table-column">
      <style:table-column-properties style:column-width="1.402cm" style:rel-column-width="3576*"/>
    </style:style>
    <style:style style:name="Tabla4.B" style:family="table-column">
      <style:table-column-properties style:column-width="6.006cm" style:rel-column-width="15316*"/>
    </style:style>
    <style:style style:name="Tabla4.C" style:family="table-column">
      <style:table-column-properties style:column-width="4.604cm" style:rel-column-width="11740*"/>
    </style:style>
    <style:style style:name="Tabla4.D" style:family="table-column">
      <style:table-column-properties style:column-width="13.686cm" style:rel-column-width="34903*"/>
    </style:style>
    <style:style style:name="Tabla4.1" style:family="table-row">
      <style:table-row-properties fo:keep-together="always"/>
    </style:style>
    <style:style style:name="Tabla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D1" style:family="table-cell">
      <style:table-cell-properties fo:background-color="#333333"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4.A11" style:family="table-cell">
      <style:table-cell-properties fo:padding="0.097cm" fo:border-left="0.05pt solid #000000" fo:border-right="none"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0.05pt solid #000000" fo:border-top="none" fo:border-bottom="0.05pt solid #000000"/>
    </style:style>
    <style:style style:name="Tabla4.A12" style:family="table-cell">
      <style:table-cell-properties fo:padding="0.097cm" fo:border-left="0.05pt solid #000000" fo:border-right="none"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0.05pt solid #000000" fo:border-top="none" fo:border-bottom="0.05pt solid #000000"/>
    </style:style>
    <style:style style:name="Tabla4.A13" style:family="table-cell">
      <style:table-cell-properties fo:padding="0.097cm" fo:border-left="0.05pt solid #000000" fo:border-right="none"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0.05pt solid #000000" fo:border-top="none" fo:border-bottom="0.05pt solid #000000"/>
    </style:style>
    <style:style style:name="Tabla4.A14" style:family="table-cell">
      <style:table-cell-properties fo:padding="0.097cm" fo:border-left="0.05pt solid #000000" fo:border-right="none"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0.05pt solid #000000" fo:border-top="none" fo:border-bottom="0.05pt solid #000000"/>
    </style:style>
    <style:style style:name="Tabla4.A15" style:family="table-cell">
      <style:table-cell-properties fo:padding="0.097cm" fo:border-left="0.05pt solid #000000" fo:border-right="none"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0.05pt solid #000000" fo:border-top="none" fo:border-bottom="0.05pt solid #000000"/>
    </style:style>
    <style:style style:name="Tabla4.A16" style:family="table-cell">
      <style:table-cell-properties fo:padding="0.097cm" fo:border-left="0.05pt solid #000000" fo:border-right="none"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0.05pt solid #000000" fo:border-top="none" fo:border-bottom="0.05pt solid #000000"/>
    </style:style>
    <style:style style:name="Tabla4.A17" style:family="table-cell">
      <style:table-cell-properties fo:padding="0.097cm" fo:border-left="0.05pt solid #000000" fo:border-right="none"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0.05pt solid #000000" fo:border-top="none" fo:border-bottom="0.05pt solid #000000"/>
    </style:style>
    <style:style style:name="Tabla4.A18" style:family="table-cell">
      <style:table-cell-properties fo:padding="0.097cm" fo:border-left="0.05pt solid #000000" fo:border-right="none"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nap-to-layout-grid="false"/>
      <style:text-properties fo:language="zxx" fo:country="none"/>
    </style:style>
    <style:style style:name="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P3" style:family="paragraph" style:parent-style-name="Footer">
      <style:paragraph-properties style:snap-to-layout-grid="false">
        <style:tab-stops>
          <style:tab-stop style:position="7.885cm"/>
        </style:tab-stops>
      </style:paragraph-properties>
      <style:text-properties fo:font-size="8pt" style:font-size-asian="8pt"/>
    </style:style>
    <style:style style:name="P4" style:family="paragraph" style:parent-style-name="Footer">
      <style:paragraph-properties style:snap-to-layout-grid="false"/>
      <style:text-properties fo:font-size="8pt" style:font-size-asian="8pt"/>
    </style:style>
    <style:style style:name="P5" style:family="paragraph" style:parent-style-name="Footer">
      <style:paragraph-properties fo:text-align="end" style:justify-single-word="false"/>
    </style:style>
    <style:style style:name="P6" style:family="paragraph" style:parent-style-name="Footer">
      <style:paragraph-properties fo:text-align="end" style:justify-single-word="false" style:snap-to-layout-grid="false"/>
    </style:style>
    <style:style style:name="P7" style:family="paragraph" style:parent-style-name="Standard">
      <style:text-properties fo:font-size="9pt" style:font-size-asian="9.44999980926514pt" style:font-size-complex="10.8000001907349pt"/>
    </style:style>
    <style:style style:name="P8" style:family="paragraph" style:parent-style-name="Standard">
      <style:text-properties fo:font-size="6pt" style:font-size-asian="6.30000019073486pt" style:font-size-complex="7.19999980926514pt"/>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tyle>
    <style:style style:name="P11" style:family="paragraph" style:parent-style-name="Standard">
      <style:paragraph-properties style:snap-to-layout-grid="false"/>
      <style:text-properties fo:font-weight="bold" style:font-weight-asian="bold"/>
    </style:style>
    <style:style style:name="P12"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3" style:family="paragraph" style:parent-style-name="Standard">
      <style:paragraph-properties style:snap-to-layout-grid="false"/>
      <style:text-properties fo:font-size="11pt" fo:font-weight="bold" style:font-size-asian="11pt" style:font-weight-asian="bold"/>
    </style:style>
    <style:style style:name="P14" style:family="paragraph" style:parent-style-name="Standard">
      <style:text-properties fo:font-size="11pt" style:font-size-asian="11pt"/>
    </style:style>
    <style:style style:name="P15" style:family="paragraph" style:parent-style-name="Standard">
      <style:paragraph-properties style:snap-to-layout-grid="false"/>
      <style:text-properties fo:font-size="11pt" style:font-size-asian="11pt"/>
    </style:style>
    <style:style style:name="P16" style:family="paragraph" style:parent-style-name="Standard">
      <style:paragraph-properties style:snap-to-layout-grid="false"/>
      <style:text-properties fo:font-size="11pt" officeooo:rsid="000d27d6" officeooo:paragraph-rsid="000d27d6" style:font-size-asian="11pt"/>
    </style:style>
    <style:style style:name="P17" style:family="paragraph" style:parent-style-name="Standard">
      <style:paragraph-properties style:snap-to-layout-grid="false"/>
      <style:text-properties fo:font-size="11pt" officeooo:rsid="002a77b3" officeooo:paragraph-rsid="002a77b3" style:font-size-asian="11pt" style:font-size-complex="11pt"/>
    </style:style>
    <style:style style:name="P18" style:family="paragraph" style:parent-style-name="Standard">
      <style:paragraph-properties style:snap-to-layout-grid="false"/>
      <style:text-properties fo:font-size="11pt" officeooo:rsid="002b4ed5" officeooo:paragraph-rsid="002b4ed5" style:font-size-asian="11pt" style:font-size-complex="11pt"/>
    </style:style>
    <style:style style:name="P19" style:family="paragraph" style:parent-style-name="Standard">
      <style:paragraph-properties style:snap-to-layout-grid="false"/>
      <style:text-properties fo:font-size="11pt" officeooo:rsid="00988e9d" officeooo:paragraph-rsid="00988e9d" style:font-size-asian="11pt" style:font-size-complex="11pt"/>
    </style:style>
    <style:style style:name="P20" style:family="paragraph" style:parent-style-name="Standard">
      <style:paragraph-properties style:snap-to-layout-grid="false"/>
      <style:text-properties fo:font-size="11pt" officeooo:rsid="003343c7" officeooo:paragraph-rsid="003343c7" style:font-size-asian="11pt"/>
    </style:style>
    <style:style style:name="P21" style:family="paragraph" style:parent-style-name="Standard">
      <style:paragraph-properties style:snap-to-layout-grid="false"/>
      <style:text-properties fo:font-size="11pt" officeooo:rsid="0035a9f1" officeooo:paragraph-rsid="0035a9f1" style:font-size-asian="11pt"/>
    </style:style>
    <style:style style:name="P22" style:family="paragraph" style:parent-style-name="Standard">
      <style:paragraph-properties style:snap-to-layout-grid="false"/>
      <style:text-properties fo:font-size="11pt" officeooo:rsid="0094d007" officeooo:paragraph-rsid="0094d007" style:font-size-asian="11pt"/>
    </style:style>
    <style:style style:name="P23" style:family="paragraph" style:parent-style-name="Standard">
      <style:paragraph-properties style:snap-to-layout-grid="false"/>
      <style:text-properties fo:font-size="11pt" officeooo:rsid="005e66d5" officeooo:paragraph-rsid="0094d007" style:font-size-asian="11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text-properties style:font-name="NewsGotT1"/>
    </style:style>
    <style:style style:name="P26" style:family="paragraph" style:parent-style-name="Text_20_body">
      <style:paragraph-properties fo:text-align="center" style:justify-single-word="false"/>
      <style:text-properties style:font-name="NewsGotT1" fo:font-size="12pt" style:font-size-asian="12pt"/>
    </style:style>
    <style:style style:name="P27" style:family="paragraph" style:parent-style-name="Text_20_body">
      <style:text-properties officeooo:paragraph-rsid="00988e9d"/>
    </style:style>
    <style:style style:name="P28" style:family="paragraph" style:parent-style-name="Text_20_body">
      <style:text-properties officeooo:rsid="00a438af" officeooo:paragraph-rsid="00a438af"/>
    </style:style>
    <style:style style:name="P29" style:family="paragraph" style:parent-style-name="Text_20_body">
      <style:text-properties officeooo:paragraph-rsid="00a438af"/>
    </style:style>
    <style:style style:name="P30" style:family="paragraph" style:parent-style-name="Text_20_body">
      <style:text-properties officeooo:rsid="00a575a0" officeooo:paragraph-rsid="00a575a0"/>
    </style:style>
    <style:style style:name="P31" style:family="paragraph" style:parent-style-name="Text_20_body">
      <style:text-properties officeooo:rsid="00a432e9" officeooo:paragraph-rsid="00988e9d"/>
    </style:style>
    <style:style style:name="P32" style:family="paragraph" style:parent-style-name="Standard">
      <style:paragraph-properties fo:margin-left="-0.25cm" fo:margin-right="0cm" fo:text-indent="0.25cm" style:auto-text-indent="false">
        <style:tab-stops>
          <style:tab-stop style:position="15.503cm" style:leader-style="dotted" style:leader-text="."/>
        </style:tab-stops>
      </style:paragraph-properties>
      <style:text-properties fo:text-transform="uppercase" fo:font-weight="normal" style:font-weight-asian="normal"/>
    </style:style>
    <style:style style:name="P33" style:family="paragraph" style:parent-style-name="Index_20_Heading">
      <style:paragraph-properties fo:text-align="center" style:justify-single-word="false" fo:break-before="page"/>
      <style:text-properties style:font-name="NewsGotT1"/>
    </style:style>
    <style:style style:name="P34" style:family="paragraph" style:parent-style-name="Header">
      <style:paragraph-properties fo:margin-left="0cm" fo:margin-right="-0.086cm" fo:text-align="end" style:justify-single-word="false" fo:text-indent="0cm" style:auto-text-indent="false"/>
      <style:text-properties fo:font-size="12pt" style:font-size-asian="12pt"/>
    </style:style>
    <style:style style:name="P35" style:family="paragraph" style:parent-style-name="Remite">
      <style:paragraph-properties fo:margin-left="0cm" fo:margin-right="0.208cm" fo:text-indent="0cm" style:auto-text-indent="false"/>
      <style:text-properties style:font-name="Eras Bk BT" fo:font-size="12pt" fo:font-weight="bold" style:font-size-asian="12pt" style:font-weight-asian="bold" style:font-size-complex="12pt" style:text-scale="80%"/>
    </style:style>
    <style:style style:name="P36" style:family="paragraph" style:parent-style-name="Remite">
      <style:paragraph-properties fo:margin-left="0cm" fo:margin-right="0.208cm" fo:text-indent="0cm" style:auto-text-indent="false"/>
      <style:text-properties style:font-name="Eras Md BT" fo:font-size="10pt" style:font-size-asian="10pt" style:text-scale="80%"/>
    </style:style>
    <style:style style:name="P37" style:family="paragraph" style:parent-style-name="Standard_20__28_user_29_">
      <style:paragraph-properties fo:text-align="center" style:justify-single-word="false" style:snap-to-layout-grid="false"/>
      <style:text-properties fo:font-weight="bold" style:font-weight-asian="bold"/>
    </style:style>
    <style:style style:name="P38" style:family="paragraph" style:parent-style-name="Subtitle">
      <style:paragraph-properties fo:text-align="center" style:justify-single-word="false"/>
      <style:text-properties style:font-name="NewsGotT1" fo:font-size="12pt" style:font-size-asian="12pt"/>
    </style:style>
    <style:style style:name="P39" style:family="paragraph" style:parent-style-name="Subtitle">
      <style:paragraph-properties fo:text-align="center" style:justify-single-word="false"/>
      <style:text-properties style:font-name="NewsGotT1" fo:font-size="14pt" fo:font-weight="bold" style:font-size-asian="14pt" style:font-weight-asian="bold"/>
    </style:style>
    <style:style style:name="P40" style:family="paragraph" style:parent-style-name="Index_20_Heading">
      <style:paragraph-properties fo:text-align="center" style:justify-single-word="false"/>
      <style:text-properties style:font-name="NewsGotT1"/>
    </style:style>
    <style:style style:name="P41" style:family="paragraph" style:parent-style-name="Title">
      <style:paragraph-properties fo:text-align="center" style:justify-single-word="false"/>
      <style:text-properties style:font-name="NewsGotT1" fo:font-size="14pt" fo:font-weight="bold" style:font-size-asian="14pt" style:font-weight-asian="bold"/>
    </style:style>
    <style:style style:name="P42" style:family="paragraph" style:parent-style-name="CAS-TablaTexto">
      <style:paragraph-properties style:snap-to-layout-grid="false"/>
      <style:text-properties fo:font-size="11pt" officeooo:rsid="002b4ed5" officeooo:paragraph-rsid="002b4ed5" style:font-size-asian="11pt" style:font-size-complex="11pt"/>
    </style:style>
    <style:style style:name="P43" style:family="paragraph" style:parent-style-name="Text_20_body" style:master-page-name="">
      <style:paragraph-properties fo:margin-left="0cm" fo:margin-right="0cm" fo:margin-top="0cm" fo:margin-bottom="0.199cm" style:contextual-spacing="false" fo:text-align="justify" style:justify-single-word="false" fo:orphans="2" fo:widows="2" fo:hyphenation-ladder-count="no-limit" fo:text-indent="0cm" style:auto-text-indent="false" style:page-number="auto" style:writing-mode="lr-tb">
        <style:tab-stops>
          <style:tab-stop style:position="1.199cm"/>
          <style:tab-stop style:position="1.801cm"/>
          <style:tab-stop style:position="4.2cm"/>
          <style:tab-stop style:position="6.6cm"/>
          <style:tab-stop style:position="9.001cm"/>
          <style:tab-stop style:position="12.002cm"/>
        </style:tab-stops>
      </style:paragraph-properties>
      <style:text-properties officeooo:rsid="00a432e9" officeooo:paragraph-rsid="00a432e9" fo:hyphenate="false" fo:hyphenation-remain-char-count="2" fo:hyphenation-push-char-count="2"/>
    </style:style>
    <style:style style:name="P44" style:family="paragraph" style:parent-style-name="Footnote">
      <style:text-properties officeooo:rsid="009f37a8" officeooo:paragraph-rsid="009f37a8"/>
    </style:style>
    <style:style style:name="P45" style:family="paragraph" style:parent-style-name="Footnote">
      <style:text-properties officeooo:rsid="009f8613" officeooo:paragraph-rsid="009f8613"/>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justify" style:justify-single-word="false"/>
      <style:text-properties officeooo:rsid="00988e9d" officeooo:paragraph-rsid="00988e9d"/>
    </style:style>
    <style:style style:name="P48" style:family="paragraph" style:parent-style-name="Table_20_Contents">
      <style:paragraph-properties fo:text-align="justify" style:justify-single-word="false"/>
      <style:text-properties officeooo:rsid="00996f85" officeooo:paragraph-rsid="00996f85"/>
    </style:style>
    <style:style style:name="P49" style:family="paragraph" style:parent-style-name="Table_20_Contents">
      <style:paragraph-properties fo:text-align="justify" style:justify-single-word="false"/>
      <style:text-properties officeooo:rsid="009b6769" officeooo:paragraph-rsid="009b6769"/>
    </style:style>
    <style:style style:name="P50" style:family="paragraph" style:parent-style-name="Table_20_Contents">
      <style:paragraph-properties fo:text-align="justify" style:justify-single-word="false"/>
      <style:text-properties officeooo:rsid="009d35d2" officeooo:paragraph-rsid="009d35d2"/>
    </style:style>
    <style:style style:name="P51" style:family="paragraph" style:parent-style-name="Table_20_Contents">
      <style:paragraph-properties fo:text-align="justify" style:justify-single-word="false"/>
      <style:text-properties fo:font-weight="bold" officeooo:rsid="009d35d2" officeooo:paragraph-rsid="00988e9d" style:font-weight-asian="bold" style:font-weight-complex="bold"/>
    </style:style>
    <style:style style:name="P52" style:family="paragraph" style:parent-style-name="Table_20_Contents">
      <style:paragraph-properties fo:text-align="center" style:justify-single-word="false"/>
      <style:text-properties fo:font-weight="bold" officeooo:rsid="00988e9d" officeooo:paragraph-rsid="00988e9d" style:font-weight-asian="bold" style:font-weight-complex="bold"/>
    </style:style>
    <style:style style:name="P53" style:family="paragraph" style:parent-style-name="Table_20_Contents">
      <style:paragraph-properties fo:text-align="justify" style:justify-single-word="false"/>
      <style:text-properties fo:font-weight="bold" officeooo:rsid="00988e9d" officeooo:paragraph-rsid="00988e9d" style:font-weight-asian="bold" style:font-weight-complex="bold"/>
    </style:style>
    <style:style style:name="P54" style:family="paragraph" style:parent-style-name="Table_20_Contents">
      <style:paragraph-properties fo:text-align="justify" style:justify-single-word="false"/>
      <style:text-properties officeooo:rsid="009f37a8" officeooo:paragraph-rsid="009f37a8"/>
    </style:style>
    <style:style style:name="P55" style:family="paragraph" style:parent-style-name="Table_20_Contents">
      <style:paragraph-properties fo:text-align="justify" style:justify-single-word="false"/>
      <style:text-properties officeooo:rsid="009f37a8" officeooo:paragraph-rsid="009f8613"/>
    </style:style>
    <style:style style:name="P56" style:family="paragraph" style:parent-style-name="Table_20_Contents">
      <style:paragraph-properties fo:text-align="justify" style:justify-single-word="false"/>
      <style:text-properties officeooo:rsid="009f37a8" officeooo:paragraph-rsid="00a5be12"/>
    </style:style>
    <style:style style:name="P57" style:family="paragraph" style:parent-style-name="Table_20_Contents">
      <style:paragraph-properties fo:text-align="justify" style:justify-single-word="false"/>
      <style:text-properties officeooo:rsid="009f8613" officeooo:paragraph-rsid="009f8613"/>
    </style:style>
    <style:style style:name="P58" style:family="paragraph" style:parent-style-name="Table_20_Contents">
      <style:paragraph-properties fo:text-align="justify" style:justify-single-word="false"/>
      <style:text-properties officeooo:rsid="00a208fa" officeooo:paragraph-rsid="00a208fa"/>
    </style:style>
    <style:style style:name="P59" style:family="paragraph" style:parent-style-name="Table_20_Contents">
      <style:paragraph-properties fo:text-align="justify" style:justify-single-word="false"/>
      <style:text-properties officeooo:rsid="00a24f6f" officeooo:paragraph-rsid="00a24f6f"/>
    </style:style>
    <style:style style:name="P60" style:family="paragraph" style:parent-style-name="Table_20_Contents">
      <style:paragraph-properties fo:text-align="justify" style:justify-single-word="false"/>
      <style:text-properties officeooo:rsid="00a426b7" officeooo:paragraph-rsid="00a426b7"/>
    </style:style>
    <style:style style:name="P61" style:family="paragraph" style:parent-style-name="Table_20_Contents">
      <style:paragraph-properties fo:text-align="justify" style:justify-single-word="false"/>
      <style:text-properties officeooo:rsid="00a42cdd" officeooo:paragraph-rsid="00a42cdd"/>
    </style:style>
    <style:style style:name="P62" style:family="paragraph" style:parent-style-name="Table_20_Contents">
      <style:paragraph-properties fo:text-align="justify" style:justify-single-word="false"/>
      <style:text-properties officeooo:rsid="00a432e9" officeooo:paragraph-rsid="00a432e9"/>
    </style:style>
    <style:style style:name="P63" style:family="paragraph" style:parent-style-name="Table_20_Contents">
      <style:paragraph-properties fo:text-align="justify" style:justify-single-word="false"/>
      <style:text-properties officeooo:rsid="00a5be12" officeooo:paragraph-rsid="00a5be12"/>
    </style:style>
    <style:style style:name="P64" style:family="paragraph" style:parent-style-name="Table_20_Contents">
      <style:paragraph-properties fo:text-align="center" style:justify-single-word="false"/>
      <style:text-properties officeooo:rsid="00a5be12" officeooo:paragraph-rsid="00a5be12"/>
    </style:style>
    <style:style style:name="P65" style:family="paragraph" style:parent-style-name="Table_20_Contents">
      <style:paragraph-properties fo:text-align="center" style:justify-single-word="false"/>
      <style:text-properties officeooo:rsid="00a6fdb3" officeooo:paragraph-rsid="00a6fdb3"/>
    </style:style>
    <style:style style:name="P66" style:family="paragraph" style:parent-style-name="Table_20_Contents">
      <style:paragraph-properties fo:text-align="justify" style:justify-single-word="false"/>
      <style:text-properties officeooo:rsid="00a6fdb3" officeooo:paragraph-rsid="00a6fdb3"/>
    </style:style>
    <style:style style:name="P67" style:family="paragraph" style:parent-style-name="Table_20_Contents">
      <style:paragraph-properties fo:text-align="center" style:justify-single-word="false"/>
      <style:text-properties officeooo:rsid="00a87f24" officeooo:paragraph-rsid="00a87f24"/>
    </style:style>
    <style:style style:name="P68" style:family="paragraph" style:parent-style-name="Table_20_Contents">
      <style:paragraph-properties fo:text-align="center" style:justify-single-word="false"/>
      <style:text-properties officeooo:rsid="00a89b12" officeooo:paragraph-rsid="00a89b12"/>
    </style:style>
    <style:style style:name="P69" style:family="paragraph" style:parent-style-name="Table_20_Contents">
      <style:paragraph-properties fo:text-align="justify" style:justify-single-word="false"/>
      <style:text-properties officeooo:rsid="00a89b12" officeooo:paragraph-rsid="00a89b12"/>
    </style:style>
    <style:style style:name="P70" style:family="paragraph" style:parent-style-name="Contents_20_1">
      <style:paragraph-properties>
        <style:tab-stops>
          <style:tab-stop style:position="16.499cm" style:type="right" style:leader-style="dotted" style:leader-text="."/>
          <style:tab-stop style:position="16.683cm" style:leader-style="dotted" style:leader-text="."/>
        </style:tab-stops>
      </style:paragraph-properties>
    </style:style>
    <style:style style:name="P71" style:family="paragraph" style:parent-style-name="Contents_20_2">
      <style:paragraph-properties>
        <style:tab-stops>
          <style:tab-stop style:position="16.499cm" style:type="right" style:leader-style="dotted" style:leader-text="."/>
          <style:tab-stop style:position="16.683cm" style:leader-style="dotted" style:leader-text="."/>
        </style:tab-stops>
      </style:paragraph-properties>
    </style:style>
    <style:style style:name="P72" style:family="paragraph" style:parent-style-name="Contents_20_3">
      <style:paragraph-properties>
        <style:tab-stops>
          <style:tab-stop style:position="0cm"/>
          <style:tab-stop style:position="16.499cm" style:type="right" style:leader-style="dotted" style:leader-text="."/>
          <style:tab-stop style:position="16.683cm" style:leader-style="dotted" style:leader-text="."/>
        </style:tab-stops>
      </style:paragraph-properties>
    </style:style>
    <style:style style:name="P73" style:family="paragraph" style:parent-style-name="Standard">
      <style:paragraph-properties fo:text-align="justify" style:justify-single-word="false"/>
      <style:text-properties fo:color="#000000" style:text-outline="false" style:text-line-through-style="none" style:text-line-through-type="none" style:font-name="Calibri" fo:font-size="8.5pt" fo:font-style="normal" fo:text-shadow="none" style:text-underline-style="none" fo:font-weight="normal" officeooo:rsid="00988e9d" officeooo:paragraph-rsid="00988e9d" style:font-size-asian="8.5pt" style:font-style-asian="normal" style:font-weight-asian="normal" style:text-emphasize="none"/>
    </style:style>
    <style:style style:name="P74" style:family="paragraph" style:parent-style-name="Standard" style:list-style-name="L7">
      <style:paragraph-properties fo:text-align="justify" style:justify-single-word="false"/>
      <style:text-properties officeooo:rsid="00abab7f" officeooo:paragraph-rsid="00abab7f"/>
    </style:style>
    <style:style style:name="P75" style:family="paragraph" style:parent-style-name="Text_20_body">
      <style:text-properties officeooo:rsid="00abab7f" officeooo:paragraph-rsid="00abab7f"/>
    </style:style>
    <style:style style:name="P76" style:family="paragraph" style:parent-style-name="Header">
      <style:paragraph-properties fo:text-align="center" style:justify-single-word="false" style:snap-to-layout-grid="false"/>
      <style:text-properties fo:font-size="12pt" fo:font-weight="bold" style:font-size-asian="12pt" style:font-weight-asian="bold"/>
    </style:style>
    <style:style style:name="P77" style:family="paragraph" style:parent-style-name="Heading_20_1">
      <style:text-properties officeooo:rsid="00a438af" officeooo:paragraph-rsid="00a438af"/>
    </style:style>
    <style:style style:name="P78" style:family="paragraph" style:parent-style-name="Heading_20_1" style:master-page-name="Página_20_Vertical_20_Informe">
      <style:paragraph-properties fo:margin-left="0.63cm" fo:margin-right="0cm" fo:text-indent="-0.63cm" style:auto-text-indent="false" style:page-number="auto" fo:break-before="page"/>
    </style:style>
    <style:style style:name="P79" style:family="paragraph" style:parent-style-name="Heading_20_2">
      <style:text-properties officeooo:rsid="00a438af" officeooo:paragraph-rsid="00a438af"/>
    </style:style>
    <style:style style:name="P80" style:family="paragraph" style:parent-style-name="Heading_20_2">
      <style:text-properties officeooo:rsid="009f37a8" officeooo:paragraph-rsid="009f37a8"/>
    </style:style>
    <style:style style:name="P81" style:family="paragraph" style:parent-style-name="Heading_20_2">
      <style:text-properties officeooo:rsid="00a426b7" officeooo:paragraph-rsid="00a426b7"/>
    </style:style>
    <style:style style:name="P82" style:family="paragraph" style:parent-style-name="Heading_20_2" style:master-page-name="Página_20_Horizontal_20_Informe">
      <style:paragraph-properties style:page-number="auto"/>
      <style:text-properties officeooo:rsid="00988e9d" officeooo:paragraph-rsid="00988e9d"/>
    </style:style>
    <style:style style:name="P83" style:family="paragraph" style:parent-style-name="Heading_20_3">
      <style:text-properties officeooo:rsid="00a438af" officeooo:paragraph-rsid="00a438af"/>
    </style:style>
    <style:style style:name="P84" style:family="paragraph" style:parent-style-name="Heading_20_3">
      <style:text-properties officeooo:rsid="00a575a0" officeooo:paragraph-rsid="00a575a0"/>
    </style:style>
    <style:style style:name="P85" style:family="paragraph" style:parent-style-name="Contents_20_9" style:master-page-name="Standard">
      <style:paragraph-properties style:page-number="auto"/>
      <style:text-properties fo:language="zxx" fo:country="none"/>
    </style:style>
    <style:style style:name="P86" style:family="paragraph" style:parent-style-name="Index_20_Heading" style:master-page-name="Página_20_Índice">
      <style:paragraph-properties fo:text-align="center" style:justify-single-word="false" style:page-number="auto"/>
      <style:text-properties style:font-name="NewsGotT1"/>
    </style:style>
    <style:style style:name="P87" style:family="paragraph" style:parent-style-name="Table_20_Contents" style:list-style-name="L1">
      <style:paragraph-properties fo:text-align="justify" style:justify-single-word="false"/>
      <style:text-properties officeooo:rsid="009d35d2" officeooo:paragraph-rsid="009d35d2"/>
    </style:style>
    <style:style style:name="P88" style:family="paragraph" style:parent-style-name="Table_20_Contents" style:list-style-name="L1">
      <style:paragraph-properties fo:text-align="justify" style:justify-single-word="false"/>
      <style:text-properties fo:font-weight="bold" officeooo:rsid="009d35d2" officeooo:paragraph-rsid="009d35d2" style:font-weight-asian="bold" style:font-weight-complex="bold"/>
    </style:style>
    <style:style style:name="P89" style:family="paragraph" style:parent-style-name="Table_20_Contents">
      <style:paragraph-properties fo:text-align="center" style:justify-single-word="false"/>
      <style:text-properties officeooo:rsid="00a87f24" officeooo:paragraph-rsid="00a5be12"/>
    </style:style>
    <style:style style:name="P90" style:family="paragraph" style:parent-style-name="Table_20_Contents" style:list-style-name="L2">
      <style:paragraph-properties fo:text-align="justify" style:justify-single-word="false"/>
      <style:text-properties officeooo:rsid="009f8613" officeooo:paragraph-rsid="009f8613"/>
    </style:style>
    <style:style style:name="P91" style:family="paragraph" style:parent-style-name="Table_20_Contents" style:list-style-name="L3">
      <style:paragraph-properties fo:text-align="justify" style:justify-single-word="false"/>
      <style:text-properties officeooo:rsid="009f8613" officeooo:paragraph-rsid="009f8613"/>
    </style:style>
    <style:style style:name="P92" style:family="paragraph" style:parent-style-name="Table_20_Contents" style:list-style-name="L8">
      <style:paragraph-properties fo:text-align="justify" style:justify-single-word="false"/>
      <style:text-properties officeooo:rsid="009f8613" officeooo:paragraph-rsid="009f8613"/>
    </style:style>
    <style:style style:name="P93" style:family="paragraph" style:parent-style-name="Table_20_Contents" style:list-style-name="L4">
      <style:paragraph-properties fo:text-align="justify" style:justify-single-word="false"/>
      <style:text-properties officeooo:rsid="00a208fa" officeooo:paragraph-rsid="00a208fa"/>
    </style:style>
    <style:style style:name="P94" style:family="paragraph" style:parent-style-name="Table_20_Contents" style:list-style-name="L9">
      <style:paragraph-properties fo:text-align="justify" style:justify-single-word="false"/>
      <style:text-properties officeooo:rsid="00a208fa" officeooo:paragraph-rsid="00a208fa"/>
    </style:style>
    <style:style style:name="P95" style:family="paragraph" style:parent-style-name="Table_20_Contents" style:list-style-name="L5">
      <style:paragraph-properties fo:text-align="justify" style:justify-single-word="false"/>
      <style:text-properties officeooo:rsid="00a24f6f" officeooo:paragraph-rsid="00a24f6f"/>
    </style:style>
    <style:style style:name="P96" style:family="paragraph" style:parent-style-name="Table_20_Contents" style:list-style-name="L6">
      <style:paragraph-properties fo:text-align="justify" style:justify-single-word="false"/>
      <style:text-properties officeooo:rsid="00a24f6f" officeooo:paragraph-rsid="00a24f6f"/>
    </style:style>
    <style:style style:name="P97" style:family="paragraph" style:parent-style-name="Table_20_Contents" style:list-style-name="L10">
      <style:paragraph-properties fo:text-align="justify" style:justify-single-word="false"/>
      <style:text-properties officeooo:rsid="00a24f6f" officeooo:paragraph-rsid="00a24f6f"/>
    </style:style>
    <style:style style:name="P98" style:family="paragraph" style:parent-style-name="Table_20_Contents" style:list-style-name="L11">
      <style:paragraph-properties fo:text-align="justify" style:justify-single-word="false"/>
      <style:text-properties officeooo:rsid="00a24f6f" officeooo:paragraph-rsid="00a24f6f"/>
    </style:style>
    <style:style style:name="P99" style:family="paragraph" style:parent-style-name="Table_20_Contents">
      <style:paragraph-properties fo:text-align="justify" style:justify-single-word="false"/>
      <style:text-properties officeooo:rsid="00abab7f" officeooo:paragraph-rsid="00abab7f"/>
    </style:style>
    <style:style style:name="P100" style:family="paragraph" style:parent-style-name="Table_20_Contents">
      <style:paragraph-properties fo:text-align="justify" style:justify-single-word="false"/>
      <style:text-properties officeooo:rsid="00a89b12" officeooo:paragraph-rsid="00ad4a05"/>
    </style:style>
    <style:style style:name="P101" style:family="paragraph" style:parent-style-name="Footnote">
      <style:text-properties officeooo:rsid="00a432e9" officeooo:paragraph-rsid="00ad4a05"/>
    </style:style>
    <style:style style:name="T1" style:family="text">
      <style:text-properties fo:font-size="8pt" style:font-size-asian="8pt"/>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officeooo:rsid="002b4ed5"/>
    </style:style>
    <style:style style:name="T5" style:family="text">
      <style:text-properties officeooo:rsid="0093e202"/>
    </style:style>
    <style:style style:name="T6" style:family="text">
      <style:text-properties officeooo:rsid="009d35d2"/>
    </style:style>
    <style:style style:name="T7" style:family="text">
      <style:text-properties fo:font-weight="normal" style:font-weight-asian="normal" style:font-weight-complex="normal"/>
    </style:style>
    <style:style style:name="T8" style:family="text">
      <style:text-properties fo:font-weight="normal" officeooo:rsid="00abab7f" style:font-weight-asian="normal" style:font-weight-complex="normal"/>
    </style:style>
    <style:style style:name="T9" style:family="text">
      <style:text-properties officeooo:rsid="009f8613"/>
    </style:style>
    <style:style style:name="T10" style:family="text">
      <style:text-properties officeooo:rsid="00a24f6f"/>
    </style:style>
    <style:style style:name="T11" style:family="text">
      <style:text-properties officeooo:rsid="00a432e9"/>
    </style:style>
    <style:style style:name="T12" style:family="text">
      <style:text-properties officeooo:rsid="00a438af"/>
    </style:style>
    <style:style style:name="T13" style:family="text">
      <style:text-properties officeooo:rsid="00a575a0"/>
    </style:style>
    <style:style style:name="T14" style:family="text">
      <style:text-properties officeooo:rsid="00a5be12"/>
    </style:style>
    <style:style style:name="T15" style:family="text">
      <style:text-properties fo:color="#000000" style:text-outline="false" style:text-line-through-style="none" style:text-line-through-type="none" style:font-name="Calibri" fo:font-size="7.5pt" fo:font-style="normal" fo:text-shadow="none" style:text-underline-style="none" fo:font-weight="normal" style:font-size-asian="7.5pt" style:font-style-asian="normal" style:font-weight-asian="normal" style:text-emphasize="none"/>
    </style:style>
    <style:style style:name="T16" style:family="text">
      <style:text-properties officeooo:rsid="00a87f24"/>
    </style:style>
    <style:style style:name="T17" style:family="text">
      <style:text-properties officeooo:rsid="00a89b12"/>
    </style:style>
    <style:style style:name="T18" style:family="text">
      <style:text-properties officeooo:rsid="00abab7f"/>
    </style:style>
    <style:style style:name="T19" style:family="text">
      <style:text-properties officeooo:rsid="00ad4a05"/>
    </style:style>
    <style:style style:name="T20" style:family="text">
      <style:text-properties fo:color="#999999" style:text-outline="false" style:text-line-through-style="none" style:text-line-through-type="none" style:font-name="Calibri" fo:font-size="7.5pt" fo:font-style="normal" fo:text-shadow="none" style:text-underline-style="none" fo:font-weight="bold" officeooo:rsid="00ad4a05" style:font-size-asian="7.5pt" style:font-style-asian="normal" style:font-weight-asian="bold" style:text-emphasize="none"/>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Marco1" text:anchor-type="char" svg:x="7.235cm" svg:y="-0.63cm" svg:width="10.396cm" svg:height="1.296cm" draw:z-index="0"><draw:text-box><text:p text:style-name="P35">CONSEJERÍA <text:s/>DE HACIENDA Y ADMINISTRACIÓN <text:s/>PÚBLICA</text:p><text:p text:style-name="P36">Dirección General de Política Digital <text:s/></text:p></draw:text-box></draw:frame></text:p>
      <text:p text:style-name="P3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
      <text:p text:style-name="Standard"/>
      <text:p text:style-name="P10"/>
      <text:p text:style-name="P41"><text:title>Contrato Corporativo de Servicios y productos Oracle</text:title></text:p>
      <text:p text:style-name="P39"/>
      <text:p text:style-name="P41"><text:subject>Manual de Instrucción campaña de Gestión de Activos en el proyecto</text:subject></text:p>
      <text:p text:style-name="P3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
      <text:p text:style-name="P86"/>
      <text:p text:style-name="P40">Hoja de Control del Documento</text:p>
      <text:p text:style-name="P25"/>
      <table:table table:name="Tabla1" table:style-name="Tabla1">
        <table:table-column table:style-name="Tabla1.A"/>
        <table:table-column table:style-name="Tabla1.B"/>
        <table:table-row table:style-name="Tabla1.1">
          <table:table-cell table:style-name="Tabla1.A1" table:number-columns-spanned="2" office:value-type="string">
            <text:p text:style-name="P12">Información del Documento</text:p>
          </table:table-cell>
          <table:covered-table-cell/>
        </table:table-row>
        <table:table-row table:style-name="Tabla1.1">
          <table:table-cell table:style-name="Tabla1.A2" office:value-type="string">
            <text:p text:style-name="P13">Título</text:p>
          </table:table-cell>
          <table:table-cell table:style-name="Tabla1.B2" office:value-type="string">
            <text:p text:style-name="P9"><text:span text:style-name="T3"><text:title>Contrato Corporativo de Servicios y productos Oracle</text:title></text:span><text:span text:style-name="T3"> </text:span></text:p>
            <text:p text:style-name="P14"><text:subject>Manual de Instrucción campaña de Gestión de Activos en el proyecto</text:subject></text:p>
          </table:table-cell>
        </table:table-row>
        <table:table-row table:style-name="Tabla1.3">
          <table:table-cell table:style-name="Tabla1.A2" office:value-type="string">
            <text:p text:style-name="P13">Nombre del fichero</text:p>
          </table:table-cell>
          <table:table-cell table:style-name="Tabla1.B3" office:value-type="string">
            <text:p text:style-name="P15"><text:file-name text:display="name-and-extension">DGPD Instrucciones.odt</text:file-name></text:p>
          </table:table-cell>
        </table:table-row>
      </table:table>
      <text:p text:style-name="Text_20_body"/>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P12">Control de Versiones</text:p>
          </table:table-cell>
          <table:covered-table-cell/>
          <table:covered-table-cell/>
          <table:covered-table-cell/>
        </table:table-row>
        <table:table-row table:style-name="Tabla11.1">
          <table:table-cell table:style-name="Tabla11.A2" office:value-type="string">
            <text:p text:style-name="P13">Versión</text:p>
          </table:table-cell>
          <table:table-cell table:style-name="Tabla11.A2" office:value-type="string">
            <text:p text:style-name="P13">Descripción de los cambios</text:p>
          </table:table-cell>
          <table:table-cell table:style-name="Tabla11.A2" office:value-type="string">
            <text:p text:style-name="P13">Elaborado por</text:p>
          </table:table-cell>
          <table:table-cell table:style-name="Tabla11.A1" office:value-type="string">
            <text:p text:style-name="P13">Fecha Elaboración</text:p>
          </table:table-cell>
        </table:table-row>
        <table:table-row table:style-name="Tabla11.1">
          <table:table-cell table:style-name="Tabla11.A3" office:value-type="string">
            <text:p text:style-name="P15"><text:span text:style-name="T5">1</text:span>.<text:span text:style-name="T5">0</text:span></text:p>
          </table:table-cell>
          <table:table-cell table:style-name="Tabla11.B3" office:value-type="string">
            <text:p text:style-name="P15">Elaboración inicial del documento</text:p>
          </table:table-cell>
          <table:table-cell table:style-name="Tabla11.C3" office:value-type="string">
            <text:p text:style-name="P15">Lorenzo Varela / Laura Martínez</text:p>
          </table:table-cell>
          <table:table-cell table:style-name="Tabla11.D3" office:value-type="date" office:date-value="2015-03-10">
            <text:p text:style-name="P16"><text:span text:style-name="T5">10</text:span>/0<text:span text:style-name="T5">3</text:span>/15</text:p>
          </table:table-cell>
        </table:table-row>
        <table:table-row table:style-name="Tabla11.1">
          <table:table-cell table:style-name="Tabla11.A5" office:value-type="string">
            <text:p text:style-name="P22"/>
          </table:table-cell>
          <table:table-cell table:style-name="Tabla11.B5" office:value-type="string">
            <text:p text:style-name="P22"/>
          </table:table-cell>
          <table:table-cell table:style-name="Tabla11.C5" office:value-type="string">
            <text:p text:style-name="P23"/>
          </table:table-cell>
          <table:table-cell table:style-name="Tabla11.D4">
            <text:p text:style-name="P22"/>
          </table:table-cell>
        </table:table-row>
        <table:table-row table:style-name="Tabla11.5">
          <table:table-cell table:style-name="Tabla11.A5" office:value-type="string">
            <text:p text:style-name="P21"/>
          </table:table-cell>
          <table:table-cell table:style-name="Tabla11.B5" office:value-type="string">
            <text:p text:style-name="P20"/>
          </table:table-cell>
          <table:table-cell table:style-name="Tabla11.C5" office:value-type="string">
            <text:p text:style-name="P20"/>
          </table:table-cell>
          <table:table-cell table:style-name="Tabla11.D5">
            <text:p text:style-name="P20"/>
          </table:table-cell>
        </table:table-row>
      </table:table>
      <text:p text:style-name="Text_20_body"/>
      <text:p text:style-name="Text_20_body"/>
      <table:table table:name="Tabla12" table:style-name="Tabla12">
        <table:table-column table:style-name="Tabla12.A"/>
        <table:table-column table:style-name="Tabla12.B"/>
        <table:table-row table:style-name="Tabla12.1">
          <table:table-cell table:style-name="Tabla12.A1" table:number-columns-spanned="2" office:value-type="string">
            <text:p text:style-name="P37">Lista de Distribución</text:p>
          </table:table-cell>
          <table:covered-table-cell/>
        </table:table-row>
        <table:table-row table:style-name="Tabla12.1">
          <table:table-cell table:style-name="Tabla12.A2" office:value-type="string">
            <text:p text:style-name="P11">Apellidos, Nombre</text:p>
          </table:table-cell>
          <table:table-cell table:style-name="Tabla12.A1" office:value-type="string">
            <text:p text:style-name="P11">Cargo / Función</text:p>
          </table:table-cell>
        </table:table-row>
        <table:table-row table:style-name="Tabla12.3">
          <table:table-cell table:style-name="Tabla12.A3" office:value-type="string">
            <text:p text:style-name="P17">Gamero, <text:span text:style-name="T4">Amparo</text:span></text:p>
          </table:table-cell>
          <table:table-cell table:style-name="Tabla12.B3" office:value-type="string">
            <text:p text:style-name="P42">Dirección del Proyecto, Junta de Andalucía</text:p>
          </table:table-cell>
        </table:table-row>
        <table:table-row table:style-name="Tabla12.3">
          <table:table-cell table:style-name="Tabla12.A8" office:value-type="string">
            <text:p text:style-name="P18">Martinez, Laura</text:p>
          </table:table-cell>
          <table:table-cell table:style-name="Tabla12.B8" office:value-type="string">
            <text:p text:style-name="P42">Oficina Técnica, Junta de Andalucía</text:p>
          </table:table-cell>
        </table:table-row>
        <table:table-row table:style-name="Tabla12.3">
          <table:table-cell table:style-name="Tabla12.A8" office:value-type="string">
            <text:p text:style-name="P18">Varela, Lorenzo</text:p>
          </table:table-cell>
          <table:table-cell table:style-name="Tabla12.B8" office:value-type="string">
            <text:p text:style-name="P42">Oficina Técnica, Junta de Andalucía</text:p>
          </table:table-cell>
        </table:table-row>
        <table:table-row table:style-name="Tabla12.3">
          <table:table-cell table:style-name="Tabla12.A8" office:value-type="string">
            <text:p text:style-name="P18">Gómez, José María</text:p>
          </table:table-cell>
          <table:table-cell table:style-name="Tabla12.B8" office:value-type="string">
            <text:p text:style-name="P42">Gerente Cuenta, Oracle</text:p>
          </table:table-cell>
        </table:table-row>
        <table:table-row table:style-name="Tabla12.3">
          <table:table-cell table:style-name="Tabla12.A8" office:value-type="string">
            <text:p text:style-name="P18">Calvo, Agustín</text:p>
          </table:table-cell>
          <table:table-cell table:style-name="Tabla12.B8" office:value-type="string">
            <text:p text:style-name="P42">Gerente Cuenta, Oracle</text:p>
          </table:table-cell>
        </table:table-row>
        <table:table-row table:style-name="Tabla12.3">
          <table:table-cell table:style-name="Tabla12.A8" office:value-type="string">
            <text:p text:style-name="P19">Tecnicos de la Junta de Andalucia</text:p>
          </table:table-cell>
          <table:table-cell table:style-name="Tabla12.B8" office:value-type="string">
            <text:p text:style-name="P42"/>
          </table:table-cell>
        </table:table-row>
      </table:table>
      <text:p text:style-name="P33">Índice</text:p>
      <text:p text:style-name="P24"/>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3" text:style-name="Contents_20_3">
            <text:index-entry-tab-stop style:type="left" style:position="0cm" style:leader-char=" "/>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index-source-styles text:outline-level="1">
            <text:index-source-style text:style-name="Estilo_20_Título_20_1_20__2b__20_Negrita"/>
            <text:index-source-style text:style-name="Estilo_20_Título_20_1_20__2b__20_Negrita"/>
          </text:index-source-styles>
          <text:index-source-styles text:outline-level="2">
            <text:index-source-style text:style-name="Estilo_20_Título_20_2_20__2b__20_Negrita"/>
            <text:index-source-style text:style-name="Estilo_20_Título_20_2_20__2b__20_Negrita"/>
          </text:index-source-styles>
          <text:index-source-styles text:outline-level="3">
            <text:index-source-style text:style-name="Estilo_20_Título_20_3_20__2b__20_Negrita"/>
            <text:index-source-style text:style-name="Estilo_20_Título_20_3_20__2b__20_Negrita"/>
          </text:index-source-styles>
          <text:index-source-styles text:outline-level="5">
            <text:index-source-style text:style-name="Heading_20_5"/>
          </text:index-source-styles>
        </text:table-of-content-source>
        <text:index-body>
          <text:p text:style-name="P70"><text:a xlink:type="simple" xlink:href="#__RefHeading__12005_1987149192">1. Objetivos<text:tab/>4</text:a></text:p>
          <text:p text:style-name="P70"><text:a xlink:type="simple" xlink:href="#__RefHeading__2937_462863665">2. Explicación del documento<text:tab/>5</text:a></text:p>
          <text:p text:style-name="P71"><text:a xlink:type="simple" xlink:href="#__RefHeading__2939_462863665">2.1. Explicación del proceso de cumplimentación del documento<text:tab/>5</text:a></text:p>
          <text:p text:style-name="P72"><text:tab/><text:a xlink:type="simple" xlink:href="#__RefHeading__2941_462863665">2.1.1. Hoja de Servidores<text:tab/>5</text:a></text:p>
          <text:p text:style-name="P72"><text:tab/><text:a xlink:type="simple" xlink:href="#__RefHeading__2943_462863665">2.1.2. Oracle Database<text:tab/>5</text:a></text:p>
          <text:p text:style-name="P72"><text:tab/><text:a xlink:type="simple" xlink:href="#__RefHeading__2945_462863665">2.1.3. Oracle Weblogic<text:tab/>5</text:a></text:p>
          <text:p text:style-name="P72"><text:tab/><text:a xlink:type="simple" xlink:href="#__RefHeading__2947_462863665">2.1.4. Otros productos Oracle<text:tab/>5</text:a></text:p>
          <text:p text:style-name="P71"><text:a xlink:type="simple" xlink:href="#__RefHeading__13466_1252139850">2.2. Servidores<text:tab/>6</text:a></text:p>
          <text:p text:style-name="P71"><text:a xlink:type="simple" xlink:href="#__RefHeading__13468_1252139850">2.3. Oracle Database<text:tab/>7</text:a></text:p>
          <text:p text:style-name="P71"><text:a xlink:type="simple" xlink:href="#__RefHeading__13470_1252139850">2.4. Oracle WebLogic<text:tab/>9</text:a></text:p>
        </text:index-body>
      </text:table-of-content>
      <text:section text:style-name="Sect2" text:name="Sección2">
        <text:p text:style-name="P32"/>
        <text:h text:style-name="P78" text:outline-level="1"><text:bookmark-start text:name="__RefHeading__12005_1987149192"/>Objetivos<text:bookmark-end text:name="__RefHeading__12005_1987149192"/></text:h>
        <text:p text:style-name="P43">El objetivo del presente documento es servir de manual para la correcta utilización del documento <text:s/><text:user-defined style:data-style-name="N0" text:name="Documento">ORG - Guía de Entornos.ods</text:user-defined> Este documento es una hoja de cálculo diseñada por la Dirección del Proyecto Contrato Corporativo de Servicios y Productos Oralce, para recabar la información <text:span text:style-name="T12">de los activos que están haciendo uso de las licencias de productos Oracle empleados por la Junta de Andalucía, bajo el actual contrato que entró en vigor el pasado día 30 de Noviembre del 2014.</text:span></text:p>
        <text:h text:style-name="P77" text:outline-level="1"><text:bookmark-start text:name="__RefHeading__2937_462863665"/>Explicación del documento<text:bookmark-end text:name="__RefHeading__2937_462863665"/></text:h>
        <text:h text:style-name="P79" text:outline-level="2"><text:bookmark-start text:name="__RefHeading__2939_462863665"/>Explicación del proceso de cumplimentación del documento<text:bookmark-end text:name="__RefHeading__2939_462863665"/></text:h>
        <text:p text:style-name="P28">Al la hora de comenzar a trabaja sobre el documento <text:span text:style-name="T11"><text:user-defined style:data-style-name="N0" text:name="Documento">ORG - Guía de Entornos.ods</text:user-defined></text:span><text:span text:style-name="T11"> </text:span>el técnico lo ha de abordar de la siguiente forma:</text:p>
        <text:h text:style-name="Heading_20_3" text:outline-level="3"><text:bookmark-start text:name="__RefHeading__2941_462863665"/>Hoja de Servidores<text:bookmark-end text:name="__RefHeading__2941_462863665"/></text:h>
        <text:p text:style-name="P75">Esta hoja vendrá pre-cargada, con la información que la dirección del proyecto dispone de los organismos. El origen de esta información es la declaración de activos que se realizó en el año 2011.</text:p>
        <text:p text:style-name="P28">La intención de esta hoja es la de declarar todos los servidores que en un organismo tengan instalados productos Oracle, independientemente del producto que sea y del entorno con que se esté trabajando. <text:span text:style-name="T18">En una primera ronda, nos vamos a centrar en la declaración de aquellos equipos que tienen instalado bases de datos y Servidor de aplicaciones. </text:span></text:p>
        <text:p text:style-name="P28">Por cada servidor físico o virtual que en el organismo tenga instalado productos Oracle se ha de registrar una línea. Se ha dado por hecho que un servidor sobre el que se monten servidores virtuales, no va a tener instalado otros productos Oracle, es por ello que en la lista de Servidores, el servidor anfitrión no aparecerá. Si fuese necesario se tendría que declara este servidor sin servidores virtuales, y en lineas sucesivas los servidores virtuales necesarios.</text:p>
        <text:h text:style-name="P83" text:outline-level="3"><text:bookmark-start text:name="__RefHeading__2943_462863665"/>Oracle Database<text:bookmark-end text:name="__RefHeading__2943_462863665"/></text:h>
        <text:p text:style-name="P28"><text:span text:style-name="T18">El objetivo </text:span>es <text:span text:style-name="T13">recopilar todas las instancias de BBDD, especialmente las de PRODUCCIÓN, que el organismo tienes desplegadas, por lo que se espera al menos una linea por instancia.</text:span></text:p>
        <text:h text:style-name="P84" text:outline-level="3"><text:bookmark-start text:name="__RefHeading__2945_462863665"/>Oracle Weblogic<text:bookmark-end text:name="__RefHeading__2945_462863665"/></text:h>
        <text:p text:style-name="P30"><text:span text:style-name="T18">El objetivo es que </text:span>en esta hoja <text:span text:style-name="T18">se</text:span> reco<text:span text:style-name="T18">jan</text:span> todas las instancias de OWL <text:span text:style-name="T18">(Oracle Web Logic)</text:span> que están funcionando en la Junta de Andalucía, por lo que, al menos, se ha de declarar una línea para cada una de las instancias de OWL que están corriendo en la organización.</text:p>
        <text:p text:style-name="P29"/>
        <text:p text:style-name="Text_20_body"/>
        <text:h text:style-name="P82" text:outline-level="2"><text:bookmark-start text:name="__RefHeading__13466_1252139850"/>Servidores<text:bookmark-end text:name="__RefHeading__13466_1252139850"/></text:h>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52">Col.</text:p>
              </table:table-cell>
              <table:table-cell table:style-name="Tabla2.A1" office:value-type="string">
                <text:p text:style-name="P53">Nombre</text:p>
              </table:table-cell>
              <table:table-cell table:style-name="Tabla2.A1" office:value-type="string">
                <text:p text:style-name="P53">Tipo</text:p>
              </table:table-cell>
              <table:table-cell table:style-name="Tabla2.D1" office:value-type="string">
                <text:p text:style-name="P51">Descripción</text:p>
              </table:table-cell>
            </table:table-row>
          </table:table-header-rows>
          <table:table-row table:style-name="Tabla2.1">
            <table:table-cell table:style-name="Tabla2.A16" office:value-type="string">
              <text:p text:style-name="P64">B</text:p>
            </table:table-cell>
            <table:table-cell table:style-name="Tabla2.B16" office:value-type="string">
              <text:p text:style-name="P63">ID</text:p>
            </table:table-cell>
            <table:table-cell table:style-name="Tabla2.C16" office:value-type="string">
              <text:p text:style-name="P46"/>
            </table:table-cell>
            <table:table-cell table:style-name="Tabla2.D16" office:value-type="string">
              <text:p text:style-name="P47">No modificar</text:p>
            </table:table-cell>
          </table:table-row>
          <table:table-row table:style-name="Tabla2.1">
            <table:table-cell table:style-name="Tabla2.A16" office:value-type="string">
              <text:p text:style-name="P64">C</text:p>
            </table:table-cell>
            <table:table-cell table:style-name="Tabla2.B16" office:value-type="string">
              <text:p text:style-name="P63">Nombre del servidor físico / Hostname</text:p>
            </table:table-cell>
            <table:table-cell table:style-name="Tabla2.C16" office:value-type="string">
              <text:p text:style-name="P48">Texto libre</text:p>
            </table:table-cell>
            <table:table-cell table:style-name="Tabla2.D16" office:value-type="string">
              <text:p text:style-name="P63">Incluir aquí la información de los servidores físicos y/o virtuales del organismo que tienen desplegados productos Oracle</text:p>
              <text:p text:style-name="P48">Identificador del Servidor <text:span text:style-name="T2">FÍSICO</text:span>. Si sobre un servidor se han montado varios servidores virtuales que tienen software Oracle, habrá que añadir tantas filas como servidores virtuales se declaren.</text:p>
            </table:table-cell>
          </table:table-row>
          <table:table-row table:style-name="Tabla2.1">
            <table:table-cell table:style-name="Tabla2.A16" office:value-type="string">
              <text:p text:style-name="P64">D</text:p>
            </table:table-cell>
            <table:table-cell table:style-name="Tabla2.B16" office:value-type="string">
              <text:p text:style-name="P63">Marca</text:p>
            </table:table-cell>
            <table:table-cell table:style-name="Tabla2.C4" office:value-type="string">
              <text:p text:style-name="P48">Texto libre</text:p>
            </table:table-cell>
            <table:table-cell table:style-name="Tabla2.D16" office:value-type="string">
              <text:p text:style-name="P49">Especificar el modelo del servidor</text:p>
            </table:table-cell>
          </table:table-row>
          <table:table-row table:style-name="Tabla2.1">
            <table:table-cell table:style-name="Tabla2.A16" office:value-type="string">
              <text:p text:style-name="P65">E</text:p>
            </table:table-cell>
            <table:table-cell table:style-name="Tabla2.B16" office:value-type="string">
              <text:p text:style-name="P66">Modelo</text:p>
            </table:table-cell>
            <table:table-cell table:style-name="Tabla2.C16" office:value-type="string">
              <text:p text:style-name="P66">Texto libre</text:p>
            </table:table-cell>
            <table:table-cell table:style-name="Tabla2.D16" office:value-type="string">
              <text:p text:style-name="P66">Modelo del servidor</text:p>
            </table:table-cell>
          </table:table-row>
          <table:table-row table:style-name="Tabla2.1">
            <table:table-cell table:style-name="Tabla2.A6" office:value-type="string">
              <text:p text:style-name="P65">F</text:p>
            </table:table-cell>
            <table:table-cell table:style-name="Tabla2.B6" office:value-type="string">
              <text:p text:style-name="P63">Tecnología servidor</text:p>
            </table:table-cell>
            <table:table-cell table:style-name="Tabla2.C6" office:value-type="string">
              <text:p text:style-name="P49">Lista de Valores <text:span text:style-name="T6">Cerrados</text:span></text:p>
            </table:table-cell>
            <table:table-cell table:style-name="Tabla2.D6" office:value-type="string">
              <text:p text:style-name="P49">Esta lista de valores está definida por Oracle y recoge todas las tecnologías de los servidores. El valor de este campo afecta directamente al cálculo de licencias.</text:p>
            </table:table-cell>
          </table:table-row>
          <table:table-row table:style-name="Tabla2.1">
            <table:table-cell table:style-name="Tabla2.A16" office:value-type="string">
              <text:p text:style-name="P65">G</text:p>
            </table:table-cell>
            <table:table-cell table:style-name="Tabla2.B16" office:value-type="string">
              <text:p text:style-name="P47">Nº Procesadores/CPUs del Servidor Físico</text:p>
            </table:table-cell>
            <table:table-cell table:style-name="Tabla2.C16" office:value-type="string">
              <text:p text:style-name="P49">Número</text:p>
            </table:table-cell>
            <table:table-cell table:style-name="Tabla2.D16" office:value-type="string">
              <text:p text:style-name="P49">Número de procesadores que tiene el servidor físico</text:p>
            </table:table-cell>
          </table:table-row>
          <table:table-row table:style-name="Tabla2.1">
            <table:table-cell table:style-name="Tabla2.A16" office:value-type="string">
              <text:p text:style-name="P65">H</text:p>
            </table:table-cell>
            <table:table-cell table:style-name="Tabla2.B16" office:value-type="string">
              <text:p text:style-name="P47">Nº Cores por Procesador del Servidor Físico</text:p>
            </table:table-cell>
            <table:table-cell table:style-name="Tabla2.C16" office:value-type="string">
              <text:p text:style-name="P50">Número</text:p>
            </table:table-cell>
            <table:table-cell table:style-name="Tabla2.D16" office:value-type="string">
              <text:p text:style-name="P50">Número de cores de que dispone cada uno de los procesadores instalados en la máquina.</text:p>
            </table:table-cell>
          </table:table-row>
          <table:table-row table:style-name="Tabla2.1">
            <table:table-cell table:style-name="Tabla2.A16" office:value-type="string">
              <text:p text:style-name="P65">I</text:p>
            </table:table-cell>
            <table:table-cell table:style-name="Tabla2.B16" office:value-type="string">
              <text:p text:style-name="P47">Nº Total Cores Normalizados</text:p>
            </table:table-cell>
            <table:table-cell table:style-name="Tabla2.C16" office:value-type="string">
              <text:p text:style-name="P50">Calculado</text:p>
            </table:table-cell>
            <table:table-cell table:style-name="Tabla2.D16" office:value-type="string">
              <text:p text:style-name="P50"><text:span text:style-name="T18">E</text:span>s un producto de las columnas E*F y un factor de corrección que depende del valor de la columna D. <text:span text:style-name="T18">Representa el número de licencias que se le asigna a un servidor.</text:span></text:p>
            </table:table-cell>
          </table:table-row>
          <text:soft-page-break/>
          <table:table-row table:style-name="Tabla2.1">
            <table:table-cell table:style-name="Tabla2.A16" office:value-type="string">
              <text:p text:style-name="P65">J</text:p>
            </table:table-cell>
            <table:table-cell table:style-name="Tabla2.B16" office:value-type="string">
              <text:p text:style-name="P47">¿Virtualizado?</text:p>
            </table:table-cell>
            <table:table-cell table:style-name="Tabla2.C16" office:value-type="string">
              <text:p text:style-name="P50">Lista de Valores Cerrados</text:p>
            </table:table-cell>
            <table:table-cell table:style-name="Tabla2.D16" office:value-type="string">
              <text:p text:style-name="P50">En este campo se está preguntando por el tipo de visualización del servidor. Esta <text:span text:style-name="T18">columna</text:span> puede tener uno de los tres valores <text:span text:style-name="T18">siguientes.</text:span></text:p>
              <text:list xml:id="list1552098035473492669" text:style-name="L1">
                <text:list-item>
                  <text:p text:style-name="P87"><text:span text:style-name="T2">No virtualizado:</text:span> El servidor <text:span text:style-name="T18">físico </text:span>no presenta máquinas virtuales</text:p>
                </text:list-item>
                <text:list-item>
                  <text:p text:style-name="P87"><text:span text:style-name="T2">Virtualización física:</text:span> Sobre el servidor <text:span text:style-name="T18">físico</text:span> se tiene una máquina virtual, siendo su método de virtualización Física</text:p>
                </text:list-item>
                <text:list-item>
                  <text:p text:style-name="P88">Virtualización lógica:<text:span text:style-name="T7"> Sobre el servidor </text:span><text:span text:style-name="T8">físico</text:span><text:span text:style-name="T7"> se tiene </text:span><text:span text:style-name="T8">al menos </text:span><text:span text:style-name="T7">una máquina virtual. La virtualización en este caso se </text:span><text:span text:style-name="T8">c</text:span><text:span text:style-name="T7">onsigue mediante software de vitualización tipo VMWare, Xen, etc.</text:span></text:p>
                </text:list-item>
              </text:list>
            </table:table-cell>
          </table:table-row>
          <table:table-row table:style-name="Tabla2.1">
            <table:table-cell table:style-name="Tabla2.A16" office:value-type="string">
              <text:p text:style-name="P65">K</text:p>
            </table:table-cell>
            <table:table-cell table:style-name="Tabla2.B16" office:value-type="string">
              <text:p text:style-name="P47">Nombre de host virtual</text:p>
            </table:table-cell>
            <table:table-cell table:style-name="Tabla2.C16" office:value-type="string">
              <text:p text:style-name="P50">Texto libre</text:p>
            </table:table-cell>
            <table:table-cell table:style-name="Tabla2.D16" office:value-type="string">
              <text:p text:style-name="P50">En caso de <text:span text:style-name="T14">que </text:span>la máquina est<text:span text:style-name="T14">e</text:span> virtualizada, nombre que se le ha dado al servidor Virtual. Debe existir una línea por cada máquina virtual instalada, <text:span text:style-name="T18">en la que se haya montado productos Oracle,</text:span> sobre el <text:span text:style-name="T18">servidor</text:span> físico.</text:p>
            </table:table-cell>
          </table:table-row>
          <table:table-row table:style-name="Tabla2.1">
            <table:table-cell table:style-name="Tabla2.A16" office:value-type="string">
              <text:p text:style-name="P65">L</text:p>
            </table:table-cell>
            <table:table-cell table:style-name="Tabla2.B16" office:value-type="string">
              <text:p text:style-name="P47">Nº Cores de la Máquina Virtual</text:p>
            </table:table-cell>
            <table:table-cell table:style-name="Tabla2.C16" office:value-type="string">
              <text:p text:style-name="P50">Número</text:p>
            </table:table-cell>
            <table:table-cell table:style-name="Tabla2.D16" office:value-type="string">
              <text:p text:style-name="P50">Número de cores que se le han asignado al host virtual.</text:p>
            </table:table-cell>
          </table:table-row>
          <table:table-row table:style-name="Tabla2.1">
            <table:table-cell table:style-name="Tabla2.A13" office:value-type="string">
              <text:p text:style-name="P65">M</text:p>
            </table:table-cell>
            <table:table-cell table:style-name="Tabla2.B13" office:value-type="string">
              <text:p text:style-name="P47">Nº Total Cores Normalizado (virtual)</text:p>
            </table:table-cell>
            <table:table-cell table:style-name="Tabla2.C13" office:value-type="string">
              <text:p text:style-name="P50">Calculado</text:p>
            </table:table-cell>
            <table:table-cell table:style-name="Tabla2.D13" office:value-type="string">
              <text:p text:style-name="P50">Este campo refleja, de el total de los <text:span text:style-name="T18">licencias</text:span> que tiene un hosts</text:p>
            </table:table-cell>
          </table:table-row>
          <table:table-row table:style-name="Tabla2.1">
            <table:table-cell table:style-name="Tabla2.A16" office:value-type="string">
              <text:p text:style-name="P65">O</text:p>
            </table:table-cell>
            <table:table-cell table:style-name="Tabla2.B16" office:value-type="string">
              <text:p text:style-name="P73">Sistema Operativo</text:p>
            </table:table-cell>
            <table:table-cell table:style-name="Tabla2.C16" office:value-type="string">
              <text:p text:style-name="P56">Lista de Valores <text:span text:style-name="T9">Abierta</text:span></text:p>
            </table:table-cell>
            <table:table-cell table:style-name="Tabla2.D16" office:value-type="string">
              <text:p text:style-name="P63">Sistema Operativo que monta el servidor. Si no encuentra su S.O. inserte antes del valor <text:span text:style-name="T9">-- NO ENCUENTRO MI OPCIÓN – </text:span>que aparece en la columna Sistemas Operativos (L) de la hoja “datos”, <text:s/>el que corresponda</text:p>
            </table:table-cell>
          </table:table-row>
          <table:table-row table:style-name="Tabla2.1">
            <table:table-cell table:style-name="Tabla2.A16" office:value-type="string">
              <text:p text:style-name="P65">P</text:p>
            </table:table-cell>
            <table:table-cell table:style-name="Tabla2.B16" office:value-type="string">
              <text:p text:style-name="P63">Arquitectura</text:p>
            </table:table-cell>
            <table:table-cell table:style-name="Tabla2.C16" office:value-type="string">
              <text:p text:style-name="P99">Lista de Valores Cerrado</text:p>
            </table:table-cell>
            <table:table-cell table:style-name="Tabla2.D16" office:value-type="string">
              <text:p text:style-name="P99">Identificar si el servidor forma parte de un Cluste o es un servidor único. Los valores posibles son:</text:p>
              <text:list xml:id="list2008883246974678683" text:style-name="L7">
                <text:list-item>
                  <text:p text:style-name="P74"><text:span text:style-name="T15">Standalone</text:span></text:p>
                </text:list-item>
                <text:list-item>
                  <text:p text:style-name="P74"><text:span text:style-name="T15">Cluster</text:span></text:p>
                </text:list-item>
              </text:list>
            </table:table-cell>
          </table:table-row>
          <table:table-row table:style-name="Tabla2.1">
            <table:table-cell table:style-name="Tabla2.A16" office:value-type="string">
              <text:p text:style-name="P65">Q</text:p>
            </table:table-cell>
            <table:table-cell table:style-name="Tabla2.B16" office:value-type="string">
              <text:p text:style-name="P63">Nombre de Cluster/Dominio</text:p>
            </table:table-cell>
            <table:table-cell table:style-name="Tabla2.C16" office:value-type="string">
              <text:p text:style-name="P63">Texto libre</text:p>
            </table:table-cell>
            <table:table-cell table:style-name="Tabla2.D16" office:value-type="string">
              <text:p text:style-name="P63">Si el servidor forma parte de un Cluste, introducir cual es el nombre del mismo.</text:p>
            </table:table-cell>
          </table:table-row>
        </table:table>
        <text:h text:style-name="P80" text:outline-level="2"><text:bookmark-start text:name="__RefHeading__13468_1252139850"/><text:soft-page-break/>Oracle Database<text:bookmark-end text:name="__RefHeading__13468_1252139850"/></text:h>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52">Col.</text:p>
              </table:table-cell>
              <table:table-cell table:style-name="Tabla3.A1" office:value-type="string">
                <text:p text:style-name="P53">Nombre</text:p>
              </table:table-cell>
              <table:table-cell table:style-name="Tabla3.A1" office:value-type="string">
                <text:p text:style-name="P53">Tipo</text:p>
              </table:table-cell>
              <table:table-cell table:style-name="Tabla3.D1" office:value-type="string">
                <text:p text:style-name="P51">Descripción</text:p>
              </table:table-cell>
            </table:table-row>
          </table:table-header-rows>
          <table:table-row table:style-name="Tabla3.1">
            <table:table-cell table:style-name="Tabla3.A17" office:value-type="string">
              <text:p text:style-name="P64">B</text:p>
            </table:table-cell>
            <table:table-cell table:style-name="Tabla3.B17" office:value-type="string">
              <text:p text:style-name="P63">ID</text:p>
            </table:table-cell>
            <table:table-cell table:style-name="Tabla3.C17" office:value-type="string">
              <text:p text:style-name="P46"/>
            </table:table-cell>
            <table:table-cell table:style-name="Tabla3.D17" office:value-type="string">
              <text:p text:style-name="P47">No modificar</text:p>
            </table:table-cell>
          </table:table-row>
          <table:table-row table:style-name="Tabla3.1">
            <table:table-cell table:style-name="Tabla3.A17" office:value-type="string">
              <text:p text:style-name="P64">C</text:p>
            </table:table-cell>
            <table:table-cell table:style-name="Tabla3.B17" office:value-type="string">
              <text:p text:style-name="P54">Nombre Instancia <text:s/>/ SID</text:p>
            </table:table-cell>
            <table:table-cell table:style-name="Tabla3.C17" office:value-type="string">
              <text:p text:style-name="P54">Texto libre</text:p>
            </table:table-cell>
            <table:table-cell table:style-name="Tabla3.D17" office:value-type="string">
              <text:p text:style-name="P54">Denominación oficial que recibe la instancia de la BBDD</text:p>
            </table:table-cell>
          </table:table-row>
          <table:table-row table:style-name="Tabla3.1">
            <table:table-cell table:style-name="Tabla3.A4" office:value-type="string">
              <text:p text:style-name="P64">D</text:p>
            </table:table-cell>
            <table:table-cell table:style-name="Tabla3.B4" office:value-type="string">
              <text:p text:style-name="P54">Servidor</text:p>
            </table:table-cell>
            <table:table-cell table:style-name="Tabla3.C4" office:value-type="string">
              <text:p text:style-name="P54">Lista de Valores Cerradas</text:p>
            </table:table-cell>
            <table:table-cell table:style-name="Tabla3.D4" office:value-type="string">
              <text:p text:style-name="P54">En esta lista aparecerán los nombre de los servidores físicos y lógicos que se han declarado en la hoja Servidores.<text:note text:id="ftn1" text:note-class="footnote"><text:note-citation>1</text:note-citation><text:note-body><text:p text:style-name="P44">Para extraer la lista, se ha dado por hecho que un servidor que monte servidores virtuales, no va a montar luego una BBDD que no sea a través de uno de los servidores lógicos.</text:p></text:note-body></text:note></text:p>
            </table:table-cell>
          </table:table-row>
          <table:table-row table:style-name="Tabla3.1">
            <table:table-cell table:style-name="Tabla3.A17" office:value-type="string">
              <text:p text:style-name="P67">E</text:p>
            </table:table-cell>
            <table:table-cell table:style-name="Tabla3.B17" office:value-type="string">
              <text:p text:style-name="P54">Producto y versión</text:p>
            </table:table-cell>
            <table:table-cell table:style-name="Tabla3.C17" office:value-type="string">
              <text:p text:style-name="P54">Lista de Valores Cerradas</text:p>
            </table:table-cell>
            <table:table-cell table:style-name="Tabla3.D17" office:value-type="string">
              <text:p text:style-name="P57">En la lista se muestran todas las versiones (hasta un valor del 4 dígito) que ha liberado la empresa Oracle. No se contemplan los parches instalados.</text:p>
            </table:table-cell>
          </table:table-row>
          <table:table-row table:style-name="Tabla3.1">
            <table:table-cell table:style-name="Tabla3.A17" office:value-type="string">
              <text:p text:style-name="P67">F</text:p>
            </table:table-cell>
            <table:table-cell table:style-name="Tabla3.B17" office:value-type="string">
              <text:p text:style-name="P54">Versión <text:span text:style-name="T16">Base</text:span></text:p>
            </table:table-cell>
            <table:table-cell table:style-name="Tabla3.C17" office:value-type="string">
              <text:p text:style-name="P57">Calculado</text:p>
            </table:table-cell>
            <table:table-cell table:style-name="Tabla3.D17" office:value-type="string">
              <text:p text:style-name="P57">Valor de los dos primeros dígitos de la versión</text:p>
            </table:table-cell>
          </table:table-row>
          <table:table-row table:style-name="Tabla3.1">
            <table:table-cell table:style-name="Tabla3.A17" office:value-type="string">
              <text:p text:style-name="P67">G</text:p>
            </table:table-cell>
            <table:table-cell table:style-name="Tabla3.B17" office:value-type="string">
              <text:p text:style-name="P54">Versión <text:span text:style-name="T16">Parche</text:span></text:p>
            </table:table-cell>
            <table:table-cell table:style-name="Tabla3.C17" office:value-type="string">
              <text:p text:style-name="P57">Calculado</text:p>
            </table:table-cell>
            <table:table-cell table:style-name="Tabla3.D17" office:value-type="string">
              <text:p text:style-name="P57">Valor de los segundos dígitos de la versión</text:p>
            </table:table-cell>
          </table:table-row>
          <table:table-row table:style-name="Tabla3.1">
            <table:table-cell table:style-name="Tabla3.A17" office:value-type="string">
              <text:p text:style-name="P89">H</text:p>
            </table:table-cell>
            <table:table-cell table:style-name="Tabla3.B17" office:value-type="string">
              <text:p text:style-name="P54">Entorno</text:p>
            </table:table-cell>
            <table:table-cell table:style-name="Tabla3.C17" office:value-type="string">
              <text:p text:style-name="P54">Lista de Valores Cerradas</text:p>
            </table:table-cell>
            <table:table-cell table:style-name="Tabla3.D17" office:value-type="string">
              <text:p text:style-name="P57">El campo recoge el tipo de entorno de la BBDD que se está declarando:</text:p>
              <text:list xml:id="list8458873457122118156" text:style-name="L2">
                <text:list-item>
                  <text:p text:style-name="P90">PRODUCCIÓN</text:p>
                </text:list-item>
                <text:list-item>
                  <text:p text:style-name="P90">PREPRODUCCIÓN</text:p>
                </text:list-item>
                <text:list-item>
                  <text:p text:style-name="P90">FORMACIÓN</text:p>
                </text:list-item>
                <text:list-item>
                  <text:p text:style-name="P90">TESTING / PRUEBAS / INTEGRACIÓN</text:p>
                </text:list-item>
                <text:list-item>
                  <text:p text:style-name="P90">DESARROLLO</text:p>
                </text:list-item>
                <text:list-item>
                  <text:p text:style-name="P90">ESTADÍSTICAS </text:p>
                </text:list-item>
              </text:list>
            </table:table-cell>
          </table:table-row>
          <text:soft-page-break/>
          <table:table-row table:style-name="Tabla3.1">
            <table:table-cell table:style-name="Tabla3.A9" office:value-type="string">
              <text:p text:style-name="P67">I</text:p>
            </table:table-cell>
            <table:table-cell table:style-name="Tabla3.B9" office:value-type="string">
              <text:p text:style-name="P54">Infraestructura de Alta Disponibilidad</text:p>
            </table:table-cell>
            <table:table-cell table:style-name="Tabla3.C9" office:value-type="string">
              <text:p text:style-name="P55">Lista de Valores <text:span text:style-name="T9">Abierta</text:span></text:p>
            </table:table-cell>
            <table:table-cell table:style-name="Tabla3.D9" office:value-type="string">
              <text:p text:style-name="P57">El campo recoge el tipo de infraestructura de Alta disponibilidad de la BBDD</text:p>
              <text:list xml:id="list5777129948337077771" text:style-name="L3">
                <text:list-item>
                  <text:p text:style-name="P91">Single Instance</text:p>
                </text:list-item>
                <text:list-item>
                  <text:p text:style-name="P91">RAC (Activo-Activo)</text:p>
                </text:list-item>
                <text:list-item>
                  <text:p text:style-name="P91">RAC One Node</text:p>
                </text:list-item>
                <text:list-item>
                  <text:p text:style-name="P91">Activo-Pasivo (Clusterware oracle)</text:p>
                </text:list-item>
                <text:list-item>
                  <text:p text:style-name="P91">Activo-Pasivo (Cluster terceros)</text:p>
                </text:list-item>
                <text:list-item>
                  <text:p text:style-name="P91">-- NO ENCUENTRO MI OPCIÓN --<text:note text:id="ftn2" text:note-class="footnote"><text:note-citation>2</text:note-citation><text:note-body><text:p text:style-name="P45">Datos: Columna P, <text:span text:style-name="T19">si no encuentra su valor, insertar una celta delante de este valor.</text:span></text:p></text:note-body></text:note></text:p>
                </text:list-item>
              </text:list>
            </table:table-cell>
          </table:table-row>
          <table:table-row table:style-name="Tabla3.1">
            <table:table-cell table:style-name="Tabla3.A10" office:value-type="string">
              <text:p text:style-name="P64">N</text:p>
            </table:table-cell>
            <table:table-cell table:style-name="Tabla3.B10" office:value-type="string">
              <text:p text:style-name="P54">Activo/Pasivo</text:p>
            </table:table-cell>
            <table:table-cell table:style-name="Tabla3.C10" office:value-type="string">
              <text:p text:style-name="P58">Lista de Valores Cerrado</text:p>
            </table:table-cell>
            <table:table-cell table:style-name="Tabla3.D10" office:value-type="string">
              <text:p text:style-name="P58">Identificar <text:span text:style-name="T19">si</text:span> la instancia de BBDD, <text:span text:style-name="T19">actúa como:</text:span></text:p>
              <text:list xml:id="list6811731137982490937" text:style-name="L4">
                <text:list-item>
                  <text:p text:style-name="P93">Activo</text:p>
                </text:list-item>
                <text:list-item>
                  <text:p text:style-name="P93">Pasivo</text:p>
                </text:list-item>
              </text:list>
            </table:table-cell>
          </table:table-row>
          <table:table-row table:style-name="Tabla3.1">
            <table:table-cell table:style-name="Tabla3.A17" office:value-type="string">
              <text:p text:style-name="P67">R</text:p>
            </table:table-cell>
            <table:table-cell table:style-name="Tabla3.B17" office:value-type="string">
              <text:p text:style-name="P54">Partitioning</text:p>
            </table:table-cell>
            <table:table-cell table:style-name="Tabla3.C17" office:value-type="string">
              <text:p text:style-name="P59">Booleano</text:p>
            </table:table-cell>
            <table:table-cell table:style-name="Tabla3.D17" office:value-type="string">
              <text:p text:style-name="P59">Indicamos si se tiene activa la opción de Partitioning para la BBDD</text:p>
            </table:table-cell>
          </table:table-row>
          <table:table-row table:style-name="Tabla3.1">
            <table:table-cell table:style-name="Tabla3.A17" office:value-type="string">
              <text:p text:style-name="P67">S</text:p>
            </table:table-cell>
            <table:table-cell table:style-name="Tabla3.B17" office:value-type="string">
              <text:p text:style-name="P54">Criticidad</text:p>
            </table:table-cell>
            <table:table-cell table:style-name="Tabla3.C17" office:value-type="string">
              <text:p text:style-name="P59">Lista de Valores Cerradas</text:p>
            </table:table-cell>
            <table:table-cell table:style-name="Tabla3.D17" office:value-type="string">
              <text:p text:style-name="P59">Indicamos cual es la criticidad de la BBDD para el negocio</text:p>
              <text:list xml:id="list2695322018285201926" text:style-name="L5">
                <text:list-item>
                  <text:p text:style-name="P95">MUY ALTA</text:p>
                </text:list-item>
                <text:list-item>
                  <text:p text:style-name="P95">ALTA </text:p>
                </text:list-item>
                <text:list-item>
                  <text:p text:style-name="P95">MEDIA</text:p>
                </text:list-item>
                <text:list-item>
                  <text:p text:style-name="P95">BAJA</text:p>
                </text:list-item>
              </text:list>
            </table:table-cell>
          </table:table-row>
          <table:table-row table:style-name="Tabla3.1">
            <table:table-cell table:style-name="Tabla3.A17" office:value-type="string">
              <text:p text:style-name="P67">T</text:p>
            </table:table-cell>
            <table:table-cell table:style-name="Tabla3.B17" office:value-type="string">
              <text:p text:style-name="P54">Disponibilidad</text:p>
            </table:table-cell>
            <table:table-cell table:style-name="Tabla3.C17" office:value-type="string">
              <text:p text:style-name="P59">Lista de Valores Cerradas</text:p>
            </table:table-cell>
            <table:table-cell table:style-name="Tabla3.D17" office:value-type="string">
              <text:p text:style-name="P59">Indicamos la disponibilidad del sistema</text:p>
              <text:list xml:id="list6572195451098830080" text:style-name="L6">
                <text:list-item>
                  <text:p text:style-name="P96">24x7</text:p>
                </text:list-item>
                <text:list-item>
                  <text:p text:style-name="P96">12x5</text:p>
                </text:list-item>
                <text:list-item>
                  <text:p text:style-name="P96">8x5</text:p>
                </text:list-item>
                <text:list-item>
                  <text:p text:style-name="P96">N/A</text:p>
                </text:list-item>
              </text:list>
            </table:table-cell>
          </table:table-row>
          <table:table-row table:style-name="Tabla3.1">
            <table:table-cell table:style-name="Tabla3.A17" office:value-type="string">
              <text:p text:style-name="P67">U</text:p>
            </table:table-cell>
            <table:table-cell table:style-name="Tabla3.B17" office:value-type="string">
              <text:p text:style-name="P54">Periodo de Alta Carga</text:p>
            </table:table-cell>
            <table:table-cell table:style-name="Tabla3.C17" office:value-type="string">
              <text:p text:style-name="P59">Texto Libre</text:p>
            </table:table-cell>
            <table:table-cell table:style-name="Tabla3.D17" office:value-type="string">
              <text:p text:style-name="P59">Explicamos con palabras, cuando se producen los picos de carga en el sistema</text:p>
            </table:table-cell>
          </table:table-row>
          <text:soft-page-break/>
          <table:table-row table:style-name="Tabla3.15">
            <table:table-cell table:style-name="Tabla3.A17" office:value-type="string">
              <text:p text:style-name="P67">V</text:p>
            </table:table-cell>
            <table:table-cell table:style-name="Tabla3.B17" office:value-type="string">
              <text:p text:style-name="P54">Nombre Servicio TI de Negocio <text:s/>(Aplicación Soportada)</text:p>
            </table:table-cell>
            <table:table-cell table:style-name="Tabla3.C17" office:value-type="string">
              <text:p text:style-name="P59">Texto Libre</text:p>
            </table:table-cell>
            <table:table-cell table:style-name="Tabla3.D17" office:value-type="string">
              <text:p text:style-name="P59">Identificar el nombre de las aplicación/aplicaci<text:span text:style-name="T16">ones</text:span> que alimentan la instancia de la BBDD que se está declarando.</text:p>
            </table:table-cell>
          </table:table-row>
          <table:table-row table:style-name="Tabla3.1">
            <table:table-cell table:style-name="Tabla3.A17" office:value-type="string">
              <text:p text:style-name="P67">W</text:p>
            </table:table-cell>
            <table:table-cell table:style-name="Tabla3.B17" office:value-type="string">
              <text:p text:style-name="P54"><text:span text:style-name="T10">Descripción</text:span> Servicio TI de Negocio <text:s/></text:p>
            </table:table-cell>
            <table:table-cell table:style-name="Tabla3.C17" office:value-type="string">
              <text:p text:style-name="P59">Texto Libre</text:p>
            </table:table-cell>
            <table:table-cell table:style-name="Tabla3.D17" office:value-type="string">
              <text:p text:style-name="P59">Permite ampliar las información que se indica en la columna W</text:p>
            </table:table-cell>
          </table:table-row>
          <table:table-row table:style-name="Tabla3.1">
            <table:table-cell table:style-name="Tabla3.A17" office:value-type="string">
              <text:p text:style-name="P67">X</text:p>
            </table:table-cell>
            <table:table-cell table:style-name="Tabla3.B17" office:value-type="string">
              <text:p text:style-name="P54">Observaciones de la instancia de BD</text:p>
            </table:table-cell>
            <table:table-cell table:style-name="Tabla3.C17" office:value-type="string">
              <text:p text:style-name="P59">Texto Libre</text:p>
            </table:table-cell>
            <table:table-cell table:style-name="Tabla3.D17" office:value-type="string">
              <text:p text:style-name="P59">Permite hacer las aclaraciones que se estimen oportunas sobre la instancia de la BBDD, como opciones que se tienen instaldas, software de interes que tira de la instancia de bbdd, ….</text:p>
            </table:table-cell>
          </table:table-row>
        </table:table>
        <text:h text:style-name="P81" text:outline-level="2"><text:bookmark-start text:name="__RefHeading__13470_1252139850"/>Oracle WebLogic<text:bookmark-end text:name="__RefHeading__13470_1252139850"/></text:h>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52">Col.</text:p>
              </table:table-cell>
              <table:table-cell table:style-name="Tabla4.A1" office:value-type="string">
                <text:p text:style-name="P53">Nombre</text:p>
              </table:table-cell>
              <table:table-cell table:style-name="Tabla4.A1" office:value-type="string">
                <text:p text:style-name="P53">Tipo</text:p>
              </table:table-cell>
              <table:table-cell table:style-name="Tabla4.D1" office:value-type="string">
                <text:p text:style-name="P51">Descripción</text:p>
              </table:table-cell>
            </table:table-row>
          </table:table-header-rows>
          <table:table-row table:style-name="Tabla4.1">
            <table:table-cell table:style-name="Tabla4.A2" office:value-type="string">
              <text:p text:style-name="P67">B</text:p>
            </table:table-cell>
            <table:table-cell table:style-name="Tabla4.B2" office:value-type="string">
              <text:p text:style-name="P47">#</text:p>
            </table:table-cell>
            <table:table-cell table:style-name="Tabla4.C2" office:value-type="string">
              <text:p text:style-name="P46"/>
            </table:table-cell>
            <table:table-cell table:style-name="Tabla4.D2" office:value-type="string">
              <text:p text:style-name="P47">No modificar</text:p>
            </table:table-cell>
          </table:table-row>
          <table:table-row table:style-name="Tabla4.1">
            <table:table-cell table:style-name="Tabla4.A18" office:value-type="string">
              <text:p text:style-name="P67">C</text:p>
            </table:table-cell>
            <table:table-cell table:style-name="Tabla4.B18" office:value-type="string">
              <text:p text:style-name="P60">Servidor/es</text:p>
            </table:table-cell>
            <table:table-cell table:style-name="Tabla4.C18" office:value-type="string">
              <text:p text:style-name="P54">Lista de Valores Cerradas</text:p>
            </table:table-cell>
            <table:table-cell table:style-name="Tabla4.D18" office:value-type="string">
              <text:p text:style-name="P54">En esta lista aparecerán los nombre de los servidores físicos y lógicos que se han declarado en la hoja Servidores.<text:note text:id="ftn3" text:note-class="footnote"><text:note-citation>3</text:note-citation><text:note-body><text:p text:style-name="P44">Para extraer la lista, se ha dado por hecho que un servidor que monte servidores virtuales, no va a montar luego una BBDD que no sea a través de uno de los servidores lógicos.</text:p></text:note-body></text:note></text:p>
            </table:table-cell>
          </table:table-row>
          <table:table-row table:style-name="Tabla4.1">
            <table:table-cell table:style-name="Tabla4.A18" office:value-type="string">
              <text:p text:style-name="P67">D</text:p>
            </table:table-cell>
            <table:table-cell table:style-name="Tabla4.B18" office:value-type="string">
              <text:p text:style-name="P60">Producto y versión</text:p>
            </table:table-cell>
            <table:table-cell table:style-name="Tabla4.C18" office:value-type="string">
              <text:p text:style-name="P61">Lista de Valores Cerrada</text:p>
            </table:table-cell>
            <table:table-cell table:style-name="Tabla4.D18" office:value-type="string">
              <text:p text:style-name="P61">Lista con todos los productos, que históricamente, ha liberado Oracle, hasta un nivel 4 en el número de versión</text:p>
            </table:table-cell>
          </table:table-row>
          <table:table-row table:style-name="Tabla4.1">
            <table:table-cell table:style-name="Tabla4.A18" office:value-type="string">
              <text:p text:style-name="P67">E</text:p>
            </table:table-cell>
            <table:table-cell table:style-name="Tabla4.B18" office:value-type="string">
              <text:p text:style-name="P60">Producto</text:p>
            </table:table-cell>
            <table:table-cell table:style-name="Tabla4.C18" office:value-type="string">
              <text:p text:style-name="P61">Calculado</text:p>
            </table:table-cell>
            <table:table-cell table:style-name="Tabla4.D18" office:value-type="string">
              <text:p text:style-name="P61">Producto instalado, depende del valor del campo D</text:p>
            </table:table-cell>
          </table:table-row>
          <table:table-row table:style-name="Tabla4.1">
            <table:table-cell table:style-name="Tabla4.A18" office:value-type="string">
              <text:p text:style-name="P67">F</text:p>
            </table:table-cell>
            <table:table-cell table:style-name="Tabla4.B18" office:value-type="string">
              <text:p text:style-name="P60">Versión Base</text:p>
            </table:table-cell>
            <table:table-cell table:style-name="Tabla4.C18" office:value-type="string">
              <text:p text:style-name="P61">Calculado</text:p>
            </table:table-cell>
            <table:table-cell table:style-name="Tabla4.D18" office:value-type="string">
              <text:p text:style-name="P61">Versión mayor (dos primeros dígitos) del producto declarado en la columna D</text:p>
            </table:table-cell>
          </table:table-row>
          <table:table-row table:style-name="Tabla4.1">
            <table:table-cell table:style-name="Tabla4.A18" office:value-type="string">
              <text:p text:style-name="P67">G</text:p>
            </table:table-cell>
            <table:table-cell table:style-name="Tabla4.B18" office:value-type="string">
              <text:p text:style-name="P60">Versión <text:span text:style-name="T16">Parche</text:span></text:p>
            </table:table-cell>
            <table:table-cell table:style-name="Tabla4.C18" office:value-type="string">
              <text:p text:style-name="P61">Calculado</text:p>
            </table:table-cell>
            <table:table-cell table:style-name="Tabla4.D18" office:value-type="string">
              <text:p text:style-name="P61">Versión menor (dos últimos dígitos) del producto declarado en la columna D</text:p>
            </table:table-cell>
          </table:table-row>
          <text:soft-page-break/>
          <table:table-row table:style-name="Tabla4.1">
            <table:table-cell table:style-name="Tabla4.A8" office:value-type="string">
              <text:p text:style-name="P67">H</text:p>
            </table:table-cell>
            <table:table-cell table:style-name="Tabla4.B8" office:value-type="string">
              <text:p text:style-name="P60">Entorno</text:p>
            </table:table-cell>
            <table:table-cell table:style-name="Tabla4.C8" office:value-type="string">
              <text:p text:style-name="P54">Lista de Valores Cerradas</text:p>
            </table:table-cell>
            <table:table-cell table:style-name="Tabla4.D8" office:value-type="string">
              <text:p text:style-name="P57">El campo recoge el tipo de entorno de la BBDD que se está declarando:</text:p>
              <text:list xml:id="list3890436388637187293" text:style-name="L8">
                <text:list-item>
                  <text:p text:style-name="P92">PRODUCCIÓN</text:p>
                </text:list-item>
                <text:list-item>
                  <text:p text:style-name="P92">PREPRODUCCIÓN</text:p>
                </text:list-item>
                <text:list-item>
                  <text:p text:style-name="P92">FORMACIÓN</text:p>
                </text:list-item>
                <text:list-item>
                  <text:p text:style-name="P92">TESTING / PRUEBAS / INTEGRACIÓN</text:p>
                </text:list-item>
                <text:list-item>
                  <text:p text:style-name="P92">DESARROLLO</text:p>
                </text:list-item>
                <text:list-item>
                  <text:p text:style-name="P92">ESTADÍSTICAS </text:p>
                </text:list-item>
              </text:list>
            </table:table-cell>
          </table:table-row>
          <table:table-row table:style-name="Tabla4.1">
            <table:table-cell table:style-name="Tabla4.A9" office:value-type="string">
              <text:p text:style-name="P67">K</text:p>
            </table:table-cell>
            <table:table-cell table:style-name="Tabla4.B9" office:value-type="string">
              <text:p text:style-name="P60">Activo/Pasivo</text:p>
            </table:table-cell>
            <table:table-cell table:style-name="Tabla4.C9" office:value-type="string">
              <text:p text:style-name="P58">Lista de Valores Cerrado</text:p>
            </table:table-cell>
            <table:table-cell table:style-name="Tabla4.D9" office:value-type="string">
              <text:p text:style-name="P58">Identificar la instancia de<text:span text:style-name="T11">l Sv. de aplicaciones</text:span>, en un Cluster, <text:span text:style-name="T11">que está funcionando como </text:span>activa o pasiva</text:p>
              <text:list xml:id="list5295241207710725333" text:style-name="L9">
                <text:list-item>
                  <text:p text:style-name="P94">Activo</text:p>
                </text:list-item>
                <text:list-item>
                  <text:p text:style-name="P94">Pasivo</text:p>
                </text:list-item>
              </text:list>
            </table:table-cell>
          </table:table-row>
          <table:table-row table:style-name="Tabla4.1">
            <table:table-cell table:style-name="Tabla4.A18" office:value-type="string">
              <text:p text:style-name="P67">L</text:p>
            </table:table-cell>
            <table:table-cell table:style-name="Tabla4.B18" office:value-type="string">
              <text:p text:style-name="P60">Forms y Reports</text:p>
            </table:table-cell>
            <table:table-cell table:style-name="Tabla4.C18" office:value-type="string">
              <text:p text:style-name="P62">Lista de Valores Abierta</text:p>
            </table:table-cell>
            <table:table-cell table:style-name="Tabla4.D18" office:value-type="string">
              <text:p text:style-name="P62">En caso de tener instalado Form&amp;Repor, indicar la versión<text:note text:id="ftn4" text:note-class="footnote"><text:note-citation>4</text:note-citation><text:note-body><text:p text:style-name="P101">Datos, columna W, <text:span text:style-name="T19">si no encuentra su versión, incluir una celda a partir del valor </text:span><text:span text:style-name="T20">-- NO ENCUENTRO MI OPCIÓN --</text:span></text:p></text:note-body></text:note></text:p>
            </table:table-cell>
          </table:table-row>
          <table:table-row table:style-name="Tabla4.1">
            <table:table-cell table:style-name="Tabla4.A18" office:value-type="string">
              <text:p text:style-name="P67">M</text:p>
            </table:table-cell>
            <table:table-cell table:style-name="Tabla4.B18" office:value-type="string">
              <text:p text:style-name="P60">Versión Mayor</text:p>
            </table:table-cell>
            <table:table-cell table:style-name="Tabla4.C18" office:value-type="string">
              <text:p text:style-name="P62">Calculado</text:p>
            </table:table-cell>
            <table:table-cell table:style-name="Tabla4.D18" office:value-type="string">
              <text:p text:style-name="P62">Depende del valor definido en la columna <text:span text:style-name="T17">L</text:span></text:p>
            </table:table-cell>
          </table:table-row>
          <table:table-row table:style-name="Tabla4.1">
            <table:table-cell table:style-name="Tabla4.A18" office:value-type="string">
              <text:p text:style-name="P68">N</text:p>
            </table:table-cell>
            <table:table-cell table:style-name="Tabla4.B18" office:value-type="string">
              <text:p text:style-name="P69">Versión Base</text:p>
            </table:table-cell>
            <table:table-cell table:style-name="Tabla4.C18" office:value-type="string">
              <text:p text:style-name="P69">Calculado</text:p>
            </table:table-cell>
            <table:table-cell table:style-name="Tabla4.D18" office:value-type="string">
              <text:p text:style-name="P100"><text:span text:style-name="T11">Depende</text:span> del valor de L</text:p>
            </table:table-cell>
          </table:table-row>
          <table:table-row table:style-name="Tabla4.1">
            <table:table-cell table:style-name="Tabla4.A13" office:value-type="string">
              <text:p text:style-name="P68">O</text:p>
            </table:table-cell>
            <table:table-cell table:style-name="Tabla4.B13" office:value-type="string">
              <text:p text:style-name="P60">Criticidad</text:p>
            </table:table-cell>
            <table:table-cell table:style-name="Tabla4.C13" office:value-type="string">
              <text:p text:style-name="P59">Lista de Valores Cerradas</text:p>
            </table:table-cell>
            <table:table-cell table:style-name="Tabla4.D13" office:value-type="string">
              <text:p text:style-name="P59">Indicamos cual es la criticidad de la BBDD para el negocio</text:p>
              <text:list xml:id="list5145406808060279249" text:style-name="L10">
                <text:list-item>
                  <text:p text:style-name="P97">MUY ALTA</text:p>
                </text:list-item>
                <text:list-item>
                  <text:p text:style-name="P97">ALTA </text:p>
                </text:list-item>
                <text:list-item>
                  <text:p text:style-name="P97">MEDIA</text:p>
                </text:list-item>
                <text:list-item>
                  <text:p text:style-name="P97">BAJA</text:p>
                </text:list-item>
              </text:list>
            </table:table-cell>
          </table:table-row>
          <table:table-row table:style-name="Tabla4.1">
            <table:table-cell table:style-name="Tabla4.A18" office:value-type="string">
              <text:p text:style-name="P68">P</text:p>
            </table:table-cell>
            <table:table-cell table:style-name="Tabla4.B18" office:value-type="string">
              <text:p text:style-name="P60">Disponibilidad</text:p>
            </table:table-cell>
            <table:table-cell table:style-name="Tabla4.C18" office:value-type="string">
              <text:p text:style-name="P59">Lista de Valores Cerradas</text:p>
            </table:table-cell>
            <table:table-cell table:style-name="Tabla4.D18" office:value-type="string">
              <text:p text:style-name="P59">Indicamos la disponibilidad del sistema</text:p>
              <text:list xml:id="list1732030637363876750" text:style-name="L11">
                <text:list-item>
                  <text:p text:style-name="P98">24x7</text:p>
                </text:list-item>
                <text:list-item>
                  <text:p text:style-name="P98">12x5</text:p>
                </text:list-item>
                <text:list-item>
                  <text:p text:style-name="P98">8x5</text:p>
                </text:list-item>
                <text:list-item>
                  <text:p text:style-name="P98">N/A</text:p>
                </text:list-item>
              </text:list>
            </table:table-cell>
          </table:table-row>
          <text:soft-page-break/>
          <table:table-row table:style-name="Tabla4.1">
            <table:table-cell table:style-name="Tabla4.A18" office:value-type="string">
              <text:p text:style-name="P68">Q</text:p>
            </table:table-cell>
            <table:table-cell table:style-name="Tabla4.B18" office:value-type="string">
              <text:p text:style-name="P60">Periodo de Alta Carga</text:p>
            </table:table-cell>
            <table:table-cell table:style-name="Tabla4.C18" office:value-type="string">
              <text:p text:style-name="P59">Texto Libre</text:p>
            </table:table-cell>
            <table:table-cell table:style-name="Tabla4.D18" office:value-type="string">
              <text:p text:style-name="P59">Explicamos con palabras, cuando se producen los picos de carga en el sistema</text:p>
            </table:table-cell>
          </table:table-row>
          <table:table-row table:style-name="Tabla4.1">
            <table:table-cell table:style-name="Tabla4.A18" office:value-type="string">
              <text:p text:style-name="P68">R</text:p>
            </table:table-cell>
            <table:table-cell table:style-name="Tabla4.B18" office:value-type="string">
              <text:p text:style-name="P60">Nombre_Servicio_TI_de_Negocio <text:s/>(Aplicación Soportada)</text:p>
            </table:table-cell>
            <table:table-cell table:style-name="Tabla4.C18" office:value-type="string">
              <text:p text:style-name="P59">Texto Libre</text:p>
            </table:table-cell>
            <table:table-cell table:style-name="Tabla4.D18" office:value-type="string">
              <text:p text:style-name="P59">Identificar el nombre de las aplicación/aplicación que alimentan la instancia de la BBDD que se está declarando.</text:p>
            </table:table-cell>
          </table:table-row>
          <table:table-row table:style-name="Tabla4.1">
            <table:table-cell table:style-name="Tabla4.A18" office:value-type="string">
              <text:p text:style-name="P68">S</text:p>
            </table:table-cell>
            <table:table-cell table:style-name="Tabla4.B18" office:value-type="string">
              <text:p text:style-name="P60">Descripcion_Servicio_TI_de_Negocio <text:s/></text:p>
            </table:table-cell>
            <table:table-cell table:style-name="Tabla4.C18" office:value-type="string">
              <text:p text:style-name="P59">Texto Libre</text:p>
            </table:table-cell>
            <table:table-cell table:style-name="Tabla4.D18" office:value-type="string">
              <text:p text:style-name="P59">Permite ampliar las información que se indica en la columna W</text:p>
            </table:table-cell>
          </table:table-row>
          <table:table-row table:style-name="Tabla4.1">
            <table:table-cell table:style-name="Tabla4.A18" office:value-type="string">
              <text:p text:style-name="P68">T</text:p>
            </table:table-cell>
            <table:table-cell table:style-name="Tabla4.B18" office:value-type="string">
              <text:p text:style-name="P60">Observaciones del Servidor de Aplicaciones</text:p>
            </table:table-cell>
            <table:table-cell table:style-name="Tabla4.C18" office:value-type="string">
              <text:p text:style-name="P59">Texto Libre</text:p>
            </table:table-cell>
            <table:table-cell table:style-name="Tabla4.D18" office:value-type="string">
              <text:p text:style-name="P59">Permite hacer las aclaraciones que se estimen oportunas sobre la instancia de la BBDD, como opciones que se tienen <text:span text:style-name="T19">instalas</text:span>, software de interes que tira de la instancia de bbdd, ….</text:p>
            </table:table-cell>
          </table:table-row>
        </table:table>
        <text:p text:style-name="P27"/>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adornments="Predeterminado"/>
    <style:font-face style:name="OpenSymbol" svg:font-family="OpenSymbol"/>
    <style:font-face style:name="Courier New" svg:font-family="'Courier New'" style:font-family-generic="modern"/>
    <style:font-face style:name="DejaVu Sans1" svg:font-family="'DejaVu Sans'" style:font-pitch="variable"/>
    <style:font-face style:name="NewsGotT" svg:font-family="NewsGotT" style:font-adornments="Predeterminado" style:font-pitch="variable"/>
    <style:font-face style:name="NewsGotT1" svg:font-family="NewsGotT, 'News Got T'"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Empty" xlink:href="Pictures/100000000000000800000008DD0ADA29.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writing-mode="lr-tb"/>
      <style:text-properties style:use-window-font-color="true" style:font-name="NewsGotT" fo:font-family="NewsGotT"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master-page-name="">
      <style:paragraph-properties style:page-number="auto">
        <style:tab-stops>
          <style:tab-stop style:position="7.5cm" style:type="center"/>
          <style:tab-stop style:position="15cm" style:type="right"/>
        </style:tab-stops>
      </style:paragraph-properties>
      <style:text-properties fo:font-size="10pt" style:font-size-asian="10pt"/>
    </style:style>
    <style:style style:name="Text_20_body" style:display-name="Text body" style:family="paragraph" style:parent-style-name="Standard" style:class="text" style:master-page-name="">
      <style:paragraph-properties fo:margin-top="0cm" fo:margin-bottom="0.199cm" style:contextual-spacing="false" fo:text-align="justify" style:justify-single-word="false" style:page-number="auto">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NewsGotT" fo:font-family="NewsGotT" style:font-style-name="Predeterminado" style:font-pitch="variable" fo:font-size="12pt" fo:font-style="normal" style:font-size-asian="11pt" style:font-style-asian="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0.423cm" fo:margin-bottom="0.106cm" style:contextual-spacing="false" fo:text-align="justify" style:justify-single-word="false" style:page-number="auto" fo:break-before="page" fo:keep-with-next="always"/>
      <style:text-properties fo:language="zxx" fo:country="none" fo:font-weight="bold" style:letter-kerning="true" style:font-weight-asian="bold"/>
    </style:style>
    <style:style style:name="Heading_20_2" style:display-name="Heading 2" style:family="paragraph" style:parent-style-name="Standard" style:next-style-name="Text_20_body" style:default-outline-level="2" style:class="text">
      <style:paragraph-properties fo:margin-top="0.72cm" fo:margin-bottom="0.51cm" style:contextual-spacing="false" fo:text-align="justify" style:justify-single-word="false" fo:keep-with-next="always">
        <style:tab-stops>
          <style:tab-stop style:position="1.3cm"/>
        </style:tab-stops>
      </style:paragraph-properties>
      <style:text-properties fo:language="zxx" fo:country="none" fo:font-weight="bold"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text-align="justify" style:justify-single-word="false" fo:keep-with-next="always"/>
      <style:text-properties fo:language="zxx" fo:country="none" fo:font-weight="bold"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Text_20_body"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style:font-name="Arial" fo:font-family="Arial" style:font-family-generic="swiss" style:font-pitch="variable" fo:font-size="9pt" style:font-size-asian="9pt"/>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Párrafo_20_Nivel_20_1" style:display-name="Párrafo Nivel 1" style:family="paragraph" style:parent-style-name="Standard">
      <style:paragraph-properties fo:margin-left="0.63cm" fo:margin-right="0cm" fo:margin-top="0.212cm" fo:margin-bottom="0cm" style:contextual-spacing="false"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1" style:display-name="Mapa del documento1"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Contents_20_1" style:display-name="Contents 1" style:family="paragraph" style:parent-style-name="Standard" style:next-style-name="Standard" style:class="index">
      <style:paragraph-properties fo:margin-left="0.7cm" fo:margin-right="0cm" fo:margin-top="0.212cm" fo:margin-bottom="0.212cm" style:contextual-spacing="false" fo:text-indent="-0.7cm" style:auto-text-indent="false">
        <style:tab-stops>
          <style:tab-stop style:position="16.6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family="Arial" style:font-family-generic="swiss" style:font-pitch="variable" fo:language="en" fo:country="US"/>
    </style:style>
    <style:style style:name="Sangría_20_3_20_de_20_t._20_independiente1" style:display-name="Sangría 3 de t. independiente1"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1" style:display-name="Texto independiente 21" style:family="paragraph" style:parent-style-name="Standard">
      <style:paragraph-properties fo:text-align="justify" style:justify-single-word="false"/>
    </style:style>
    <style:style style:name="Title" style:family="paragraph" style:parent-style-name="Standard" style:next-style-name="Subtitle" style:class="chapter">
      <style:paragraph-properties fo:margin-top="0cm" fo:margin-bottom="0.198cm" style:contextual-spacing="false"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family="'AGaramond Bold', 'Times New Roman'" style:font-family-generic="roman" style:font-pitch="variable" fo:font-size="11pt" style:font-size-asian="11pt"/>
    </style:style>
    <style:style style:name="Sangría_20_2_20_de_20_t._20_independiente1" style:display-name="Sangría 2 de t. independiente1"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o_20_comentario1" style:display-name="Texto comentario1" style:family="paragraph" style:parent-style-name="Standard">
      <style:text-properties fo:color="#008000" style:font-name="Times New Roman" fo:font-family="'Times New Roman'" style:font-family-generic="roman" style:font-pitch="variable" fo:font-size="10pt" fo:language="es" fo:country="ES" style:font-size-asian="10pt"/>
    </style:style>
    <style:style style:name="Lista_20_con_20_números1" style:display-name="Lista con números1" style:family="paragraph" style:parent-style-name="Standard" style:list-style-name="WW8Num4"/>
    <style:style style:name="Lista_20_con_20_números_20_21" style:display-name="Lista con números 21" style:family="paragraph" style:parent-style-name="Standard" style:list-style-name="WW8Num2"/>
    <style:style style:name="Lista_20_con_20_viñetas1" style:display-name="Lista con viñetas1" style:family="paragraph" style:parent-style-name="Standard" style:list-style-name="WW8Num5"/>
    <style:style style:name="Lista_20_con_20_viñetas_20_21" style:display-name="Lista con viñetas 21" style:family="paragraph" style:parent-style-name="Standard" style:list-style-name="WW8Num3"/>
    <style:style style:name="Estilo_20_Título_20_1_20__2b__20_Negrita" style:display-name="Estilo Título 1 + Negrita" style:family="paragraph" style:parent-style-name="Heading_20_1" style:next-style-name="Párrafo_20_Nivel_20_1"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paragraph-properties fo:margin-left="0cm" fo:margin-right="0cm" fo:text-indent="0cm" style:auto-text-indent="false"/>
      <style:text-properties fo:font-weight="normal" style:font-weight-asian="normal" style:font-weight-complex="bold"/>
    </style:style>
    <style:style style:name="Título_20_51" style:display-name="Título 51" style:family="paragraph" style:parent-style-name="Standard" style:next-style-name="Standard" style:default-outline-level="5">
      <style:paragraph-properties fo:margin-top="0.212cm" fo:margin-bottom="0.212cm" style:contextual-spacing="false" fo:keep-with-next="always"/>
      <style:text-properties fo:font-weight="bold" style:font-weight-asian="bold"/>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family="'Times New Roman'" style:font-family-generic="roman" style:font-pitch="variable" fo:font-size="8pt" style:font-size-asian="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style:page-number="auto">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vertical-align="baseline"/>
      <style:text-properties style:use-window-font-color="true" style:font-name="NewsGotT1" fo:font-family="NewsGotT, 'News Got T'" style:font-pitch="variable" fo:font-size="12pt" fo:language="es" fo:country="ES"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S-TablaTexto" style:family="paragraph" style:parent-style-name="Standard_20__28_user_29_">
      <style:paragraph-properties fo:text-align="justify" style:justify-single-word="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ota_20_Tabla" style:display-name="Nota Tabla" style:family="paragraph" style:parent-style-name="Marginalia" style:class="text" style:master-page-name="">
      <style:paragraph-properties fo:margin-left="4.001cm" fo:margin-right="0cm" fo:text-indent="0cm" style:auto-text-indent="false" style:page-number="auto" fo:background-color="transparent" style:shadow="none">
        <style:background-image/>
      </style:paragraph-properties>
      <style:text-properties fo:font-size="10pt"/>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NOTA_5f_ORACLE" style:display-name="NOTA_ORACLE" style:family="paragraph" style:parent-style-name="Text_20_body" style:master-page-name="">
      <style:paragraph-properties fo:text-align="justify" style:justify-single-word="false" style:page-number="auto" fo:background-color="#ff0000" fo:padding="0.049cm" fo:border="0.51pt solid #000000" style:shadow="#808080 0.18cm 0.18cm">
        <style:tab-stops/>
        <style:background-image/>
      </style:paragraph-properties>
      <style:text-properties fo:font-size="8pt"/>
    </style:style>
    <style:style style:name="Cuerpo_20_de_20_texto_20_2_20_columnas" style:display-name="Cuerpo de texto 2 columnas" style:family="paragraph" style:parent-style-name="Text_20_body"/>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3z0"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1" style:display-name="Fuente de párrafo predeter.1" style:family="text"/>
    <style:style style:name="Line_20_numbering" style:display-name="Line numbering"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Strong_20_Emphasis" style:display-name="Strong Emphasis" style:family="text" style:parent-style-name="Fuente_20_de_20_párrafo_20_predeter.1">
      <style:text-properties fo:font-weight="bold" style:font-weight-asian="bold"/>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1.499cm" fo:margin-left="1.499cm"/>
        </style:list-level-properties>
      </text:outline-level-style>
      <text:outline-level-style text:level="2" style:num-suffix="." style:num-format="1" text:display-levels="2">
        <style:list-level-properties text:list-level-position-and-space-mode="label-alignment">
          <style:list-level-label-alignment text:label-followed-by="space"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style:num-format="1" text:display-levels="4">
        <style:list-level-properties text:list-level-position-and-space-mode="label-alignment">
          <style:list-level-label-alignment text:label-followed-by="space" fo:text-indent="-1.499cm" fo:margin-left="1.499cm"/>
        </style:list-level-properties>
      </text:outline-level-style>
      <text:outline-level-style text:level="5" style:num-suffix="." style:num-format="1" text:display-levels="5">
        <style:list-level-properties text:list-level-position-and-space-mode="label-alignment">
          <style:list-level-label-alignment text:label-followed-by="space" fo:text-indent="-1.499cm" fo:margin-left="1.499cm"/>
        </style:list-level-properties>
      </text:outline-level-style>
      <text:outline-level-style text:level="6" style:num-suffix="." style:num-format="1" text:display-levels="6">
        <style:list-level-properties text:list-level-position-and-space-mode="label-alignment">
          <style:list-level-label-alignment text:label-followed-by="space" fo:text-indent="-1.499cm" fo:margin-left="1.499cm"/>
        </style:list-level-properties>
      </text:outline-level-style>
      <text:outline-level-style text:level="7" style:num-suffix="." style:num-format="1" text:display-levels="7">
        <style:list-level-properties text:list-level-position-and-space-mode="label-alignment">
          <style:list-level-label-alignment text:label-followed-by="space" fo:text-indent="-1.499cm" fo:margin-left="1.499cm"/>
        </style:list-level-properties>
      </text:outline-level-style>
      <text:outline-level-style text:level="8" style:num-suffix="." style:num-format="1" text:display-levels="8">
        <style:list-level-properties text:list-level-position-and-space-mode="label-alignment">
          <style:list-level-label-alignment text:label-followed-by="space" fo:text-indent="-1.499cm" fo:margin-left="1.499cm"/>
        </style:list-level-properties>
      </text:outline-level-style>
      <text:outline-level-style text:level="9" style:num-suffix="." style:num-format="1" text:display-levels="9">
        <style:list-level-properties text:list-level-position-and-space-mode="label-alignment">
          <style:list-level-label-alignment text:label-followed-by="space" fo:text-indent="-1.499cm" fo:margin-left="1.499cm"/>
        </style:list-level-properties>
      </text:outline-level-style>
      <text:outline-level-style text:level="10" style:num-format="">
        <style:list-level-properties text:list-level-position-and-space-mode="label-alignment">
          <style:list-level-label-alignment text:label-followed-by="space" fo:text-indent="-1.499cm" fo:margin-left="1.499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707cm" fo:text-indent="-0.635cm" fo:margin-left="1.707cm"/>
        </style:list-level-properties>
      </text:list-level-style-number>
      <text:list-level-style-number text:level="2" style:num-suffix="." style:num-format="1">
        <style:list-level-properties text:list-level-position-and-space-mode="label-alignment">
          <style:list-level-label-alignment text:label-followed-by="listtab" text:list-tab-stop-position="2.342cm" fo:text-indent="-0.635cm" fo:margin-left="2.342cm"/>
        </style:list-level-properties>
      </text:list-level-style-number>
      <text:list-level-style-number text:level="3" style:num-suffix="." style:num-format="1">
        <style:list-level-properties text:list-level-position-and-space-mode="label-alignment">
          <style:list-level-label-alignment text:label-followed-by="listtab" text:list-tab-stop-position="2.977cm" fo:text-indent="-0.635cm" fo:margin-left="2.977cm"/>
        </style:list-level-properties>
      </text:list-level-style-number>
      <text:list-level-style-number text:level="4" style:num-suffix="." style:num-format="1">
        <style:list-level-properties text:list-level-position-and-space-mode="label-alignment">
          <style:list-level-label-alignment text:label-followed-by="listtab" text:list-tab-stop-position="3.612cm" fo:text-indent="-0.635cm" fo:margin-left="3.612cm"/>
        </style:list-level-properties>
      </text:list-level-style-number>
      <text:list-level-style-number text:level="5" style:num-suffix="." style:num-format="1">
        <style:list-level-properties text:list-level-position-and-space-mode="label-alignment">
          <style:list-level-label-alignment text:label-followed-by="listtab" text:list-tab-stop-position="4.247cm" fo:text-indent="-0.635cm" fo:margin-left="4.247cm"/>
        </style:list-level-properties>
      </text:list-level-style-number>
      <text:list-level-style-number text:level="6" style:num-suffix="." style:num-format="1">
        <style:list-level-properties text:list-level-position-and-space-mode="label-alignment">
          <style:list-level-label-alignment text:label-followed-by="listtab" text:list-tab-stop-position="4.882cm" fo:text-indent="-0.635cm" fo:margin-left="4.882cm"/>
        </style:list-level-properties>
      </text:list-level-style-number>
      <text:list-level-style-number text:level="7" style:num-suffix="." style:num-format="1">
        <style:list-level-properties text:list-level-position-and-space-mode="label-alignment">
          <style:list-level-label-alignment text:label-followed-by="listtab" text:list-tab-stop-position="5.517cm" fo:text-indent="-0.635cm" fo:margin-left="5.517cm"/>
        </style:list-level-properties>
      </text:list-level-style-number>
      <text:list-level-style-number text:level="8" style:num-suffix="." style:num-format="1">
        <style:list-level-properties text:list-level-position-and-space-mode="label-alignment">
          <style:list-level-label-alignment text:label-followed-by="listtab" text:list-tab-stop-position="6.152cm" fo:text-indent="-0.635cm" fo:margin-left="6.152cm"/>
        </style:list-level-properties>
      </text:list-level-style-number>
      <text:list-level-style-number text:level="9" style:num-suffix="." style:num-format="1">
        <style:list-level-properties text:list-level-position-and-space-mode="label-alignment">
          <style:list-level-label-alignment text:label-followed-by="listtab" text:list-tab-stop-position="6.787cm" fo:text-indent="-0.635cm" fo:margin-left="6.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4" style:family="table">
      <style:table-properties style:width="16.801cm" fo:margin-left="-0.15cm" table:align="left" style:writing-mode="lr-tb"/>
    </style:style>
    <style:style style:name="Tabla14.A" style:family="table-column">
      <style:table-column-properties style:column-width="3.595cm"/>
    </style:style>
    <style:style style:name="Tabla14.B" style:family="table-column">
      <style:table-column-properties style:column-width="13.206cm"/>
    </style:style>
    <style:style style:name="Tabla14.1" style:family="table-row">
      <style:table-row-properties style:min-row-height="1.111cm" fo:keep-together="always"/>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23cm" fo:padding-right="0.123cm" fo:padding-top="0cm" fo:padding-bottom="0cm" fo:border="0.5pt solid #000000" style:writing-mode="lr-tb"/>
    </style:style>
    <style:style style:name="Tabla13" style:family="table">
      <style:table-properties style:width="16.503cm" table:align="left" style:writing-mode="lr-tb"/>
    </style:style>
    <style:style style:name="Tabla13.A" style:family="table-column">
      <style:table-column-properties style:column-width="12.002cm"/>
    </style:style>
    <style:style style:name="Tabla13.B" style:family="table-column">
      <style:table-column-properties style:column-width="4.501cm"/>
    </style:style>
    <style:style style:name="Tabla13.1" style:family="table-row">
      <style:table-row-properties fo:keep-together="auto"/>
    </style:style>
    <style:style style:name="Tabla1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3.A2" style:family="table-cell">
      <style:table-cell-properties style:vertical-align="top" fo:padding-left="0.123cm" fo:padding-right="0.123cm" fo:padding-top="0cm" fo:padding-bottom="0cm" fo:border="none" style:writing-mode="lr-tb"/>
    </style:style>
    <style:style style:name="Tabla13.3" style:family="table-row">
      <style:table-row-properties style:min-row-height="0.674cm" fo:keep-together="auto"/>
    </style:style>
    <style:style style:name="Tabla5" style:family="table">
      <style:table-properties style:width="16.801cm" fo:margin-left="-0.15cm" table:align="left" style:writing-mode="lr-tb"/>
    </style:style>
    <style:style style:name="Tabla5.A" style:family="table-column">
      <style:table-column-properties style:column-width="3.595cm"/>
    </style:style>
    <style:style style:name="Tabla5.B" style:family="table-column">
      <style:table-column-properties style:column-width="13.206cm"/>
    </style:style>
    <style:style style:name="Tabla5.1" style:family="table-row">
      <style:table-row-properties style:min-row-height="1.111cm" fo:keep-together="always"/>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16.503cm" table:align="left" style:writing-mode="lr-tb"/>
    </style:style>
    <style:style style:name="Tabla15.A" style:family="table-column">
      <style:table-column-properties style:column-width="12.002cm"/>
    </style:style>
    <style:style style:name="Tabla15.B" style:family="table-column">
      <style:table-column-properties style:column-width="4.501cm"/>
    </style:style>
    <style:style style:name="Tabla15.1" style:family="table-row">
      <style:table-row-properties fo:keep-together="auto"/>
    </style:style>
    <style:style style:name="Tabla1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5.A2" style:family="table-cell">
      <style:table-cell-properties style:vertical-align="top" fo:padding-left="0.123cm" fo:padding-right="0.123cm" fo:padding-top="0cm" fo:padding-bottom="0cm" fo:border="none" style:writing-mode="lr-tb"/>
    </style:style>
    <style:style style:name="Tabla18" style:family="table">
      <style:table-properties style:width="25.508cm" fo:margin-left="-0.15cm" table:align="left" style:writing-mode="lr-tb"/>
    </style:style>
    <style:style style:name="Tabla18.A" style:family="table-column">
      <style:table-column-properties style:column-width="3.593cm"/>
    </style:style>
    <style:style style:name="Tabla18.B" style:family="table-column">
      <style:table-column-properties style:column-width="21.915cm"/>
    </style:style>
    <style:style style:name="Tabla18.1" style:family="table-row">
      <style:table-row-properties style:min-row-height="1.111cm" fo:keep-together="always"/>
    </style:style>
    <style:style style:name="Tab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25.46cm" fo:margin-left="-0.503cm" table:align="left" style:writing-mode="lr-tb"/>
    </style:style>
    <style:style style:name="Tabla17.A" style:family="table-column">
      <style:table-column-properties style:column-width="18.011cm"/>
    </style:style>
    <style:style style:name="Tabla17.B" style:family="table-column">
      <style:table-column-properties style:column-width="7.449cm"/>
    </style:style>
    <style:style style:name="Tabla17.1" style:family="table-row">
      <style:table-row-properties fo:keep-together="auto"/>
    </style:style>
    <style:style style:name="Tabla17.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A2" style:family="table-cell">
      <style:table-cell-properties style:vertical-align="top" fo:padding-left="0.123cm" fo:padding-right="0.123cm" fo:padding-top="0cm" fo:padding-bottom="0cm" fo:border="none" style:writing-mode="lr-tb"/>
    </style:style>
    <style:style style:name="Tabla17.3" style:family="table-row">
      <style:table-row-properties style:min-row-height="0.501cm" fo:keep-together="auto"/>
    </style:style>
    <style:style style:name="Tabla16" style:family="table">
      <style:table-properties style:width="16.801cm" fo:margin-left="-0.15cm" table:align="left" style:writing-mode="lr-tb"/>
    </style:style>
    <style:style style:name="Tabla16.A" style:family="table-column">
      <style:table-column-properties style:column-width="3.595cm"/>
    </style:style>
    <style:style style:name="Tabla16.B" style:family="table-column">
      <style:table-column-properties style:column-width="13.206cm"/>
    </style:style>
    <style:style style:name="Tabla16.1" style:family="table-row">
      <style:table-row-properties style:min-row-height="1.111cm" fo:keep-together="always"/>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23cm" fo:padding-right="0.123cm" fo:padding-top="0cm" fo:padding-bottom="0cm" fo:border="0.5pt solid #000000" style:writing-mode="lr-tb"/>
    </style:style>
    <style:style style:name="Tabla19" style:family="table">
      <style:table-properties style:width="16.503cm" table:align="left" style:writing-mode="lr-tb"/>
    </style:style>
    <style:style style:name="Tabla19.A" style:family="table-column">
      <style:table-column-properties style:column-width="12.002cm"/>
    </style:style>
    <style:style style:name="Tabla19.B" style:family="table-column">
      <style:table-column-properties style:column-width="4.501cm"/>
    </style:style>
    <style:style style:name="Tabla19.1" style:family="table-row">
      <style:table-row-properties fo:keep-together="auto"/>
    </style:style>
    <style:style style:name="Tabla1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9.A2" style:family="table-cell">
      <style:table-cell-properties style:vertical-align="top" fo:padding-left="0.123cm" fo:padding-right="0.123cm" fo:padding-top="0cm" fo:padding-bottom="0cm" fo:border="none" style:writing-mode="lr-tb"/>
    </style:style>
    <style:style style:name="Tabla20" style:family="table">
      <style:table-properties style:width="16.801cm" fo:margin-left="-0.15cm" table:align="left" style:writing-mode="lr-tb"/>
    </style:style>
    <style:style style:name="Tabla20.A" style:family="table-column">
      <style:table-column-properties style:column-width="3.595cm"/>
    </style:style>
    <style:style style:name="Tabla20.B" style:family="table-column">
      <style:table-column-properties style:column-width="13.206cm"/>
    </style:style>
    <style:style style:name="Tabla20.1" style:family="table-row">
      <style:table-row-properties style:min-row-height="1.111cm" fo:keep-together="always"/>
    </style:style>
    <style:style style:name="Tabla2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23cm" fo:padding-right="0.123cm" fo:padding-top="0cm" fo:padding-bottom="0cm" fo:border="0.5pt solid #000000" style:writing-mode="lr-tb"/>
    </style:style>
    <style:style style:name="Tabla21" style:family="table">
      <style:table-properties style:width="16.503cm" table:align="left" style:writing-mode="lr-tb"/>
    </style:style>
    <style:style style:name="Tabla21.A" style:family="table-column">
      <style:table-column-properties style:column-width="12.002cm"/>
    </style:style>
    <style:style style:name="Tabla21.B" style:family="table-column">
      <style:table-column-properties style:column-width="4.501cm"/>
    </style:style>
    <style:style style:name="Tabla21.1" style:family="table-row">
      <style:table-row-properties fo:keep-together="auto"/>
    </style:style>
    <style:style style:name="Tabla2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1.A2" style:family="table-cell">
      <style:table-cell-properties style:vertical-align="top" fo:padding-left="0.123cm" fo:padding-right="0.123cm" fo:padding-top="0cm" fo:padding-bottom="0cm" fo:border="none" style:writing-mode="lr-tb"/>
    </style:style>
    <style:style style:name="Tabla21.3" style:family="table-row">
      <style:table-row-properties style:min-row-height="0.674cm" fo:keep-together="auto"/>
    </style:style>
    <style:style style:name="Tabla22" style:family="table">
      <style:table-properties style:width="16.801cm" fo:margin-left="-0.15cm" table:align="left" style:writing-mode="lr-tb"/>
    </style:style>
    <style:style style:name="Tabla22.A" style:family="table-column">
      <style:table-column-properties style:column-width="3.595cm"/>
    </style:style>
    <style:style style:name="Tabla22.B" style:family="table-column">
      <style:table-column-properties style:column-width="13.206cm"/>
    </style:style>
    <style:style style:name="Tabla22.1" style:family="table-row">
      <style:table-row-properties style:min-row-height="1.111cm" fo:keep-together="always"/>
    </style:style>
    <style:style style:name="Tabla2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23cm" fo:padding-right="0.123cm" fo:padding-top="0cm" fo:padding-bottom="0cm" fo:border="0.5pt solid #000000" style:writing-mode="lr-tb"/>
    </style:style>
    <style:style style:name="Tabla23" style:family="table">
      <style:table-properties style:width="16.503cm" table:align="left" style:writing-mode="lr-tb"/>
    </style:style>
    <style:style style:name="Tabla23.A" style:family="table-column">
      <style:table-column-properties style:column-width="12.002cm"/>
    </style:style>
    <style:style style:name="Tabla23.B" style:family="table-column">
      <style:table-column-properties style:column-width="4.501cm"/>
    </style:style>
    <style:style style:name="Tabla23.1" style:family="table-row">
      <style:table-row-properties fo:keep-together="auto"/>
    </style:style>
    <style:style style:name="Tabla2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3.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text-properties fo:language="zxx" fo:country="none"/>
    </style:style>
    <style:style style:name="M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MP3" style:family="paragraph" style:parent-style-name="Footer">
      <style:paragraph-properties style:snap-to-layout-grid="false">
        <style:tab-stops>
          <style:tab-stop style:position="7.885cm"/>
        </style:tab-stops>
      </style:paragraph-properties>
      <style:text-properties fo:font-size="8pt" style:font-size-asian="8pt"/>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style>
    <style:style style:name="MP6" style:family="paragraph" style:parent-style-name="Standard">
      <style:text-properties fo:font-size="9pt" style:font-size-asian="9.44999980926514pt" style:font-size-complex="10.8000001907349pt"/>
    </style:style>
    <style:style style:name="MP7" style:family="paragraph" style:parent-style-name="Standard">
      <style:text-properties fo:font-size="6pt" style:font-size-asian="6.30000019073486pt" style:font-size-complex="7.19999980926514pt"/>
    </style:style>
    <style:style style:name="MT1" style:family="text">
      <style:text-properties fo:font-size="8pt" style:font-size-asian="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1.512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2.212cm" fo:margin-left="0cm" fo:margin-right="0cm" fo:margin-top="2.113cm" style:dynamic-spacing="true"/>
      </style:footer-style>
    </style:page-layout>
    <style:page-layout style:name="Mpm2">
      <style:page-layout-properties fo:page-width="21.001cm" fo:page-height="29.7cm" style:num-format="1" style:print-orientation="portrait" fo:margin-top="0.96cm" fo:margin-bottom="3.724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00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61cm" fo:margin-left="0cm" fo:margin-right="0cm" fo:margin-bottom="0cm"/>
      </style:header-style>
      <style:footer-style>
        <style:header-footer-properties svg:height="1.565cm" fo:margin-left="0cm" fo:margin-right="0cm" fo:margin-top="0cm"/>
      </style:footer-style>
    </style:page-layout>
    <style:page-layout style:name="Mpm4">
      <style:page-layout-properties fo:page-width="21.001cm" fo:page-height="29.7cm" style:num-format="1" style:print-orientation="portrait" fo:margin-top="5.173cm" fo:margin-bottom="3.468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4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9.7cm" fo:page-height="21.001cm" style:num-format="1" style:print-orientation="landscape" fo:margin-top="2cm" fo:margin-bottom="2cm" fo:margin-left="2.5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6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2cm" fo:margin-bottom="2cm" fo:margin-left="2.501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layout-properties fo:page-width="29.7cm" fo:page-height="21.001cm" style:num-format="1" style:print-orientation="landscape" fo:margin-top="5.119cm" fo:margin-bottom="4.045cm" fo:margin-left="2cm" fo:margin-right="2cm" style:writing-mode="lr-tb" style:layout-grid-color="#c0c0c0" style:layout-grid-lines="1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4.671cm" fo:margin-bottom="3.724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First_20_Page">
      <style:header>
        <text:p text:style-name="Header"/>
        <text:p text:style-name="Standard"/>
      </style:header>
      <style:footer>
        <text:p text:style-nam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ágina_20_Control_20_Cambios" style:display-name="Página Control Cambios" style:page-layout-name="Mpm3">
      <style:header>
        <table:table table:name="Tabla14" table:style-name="Tabla14">
          <table:table-column table:style-name="Tabla14.A"/>
          <table:table-column table:style-name="Tabla14.B"/>
          <table:table-row table:style-name="Tabla14.1">
            <table:table-cell table:style-name="Tabla14.A1" table:number-rows-spanned="2" office:value-type="string">
              <text:p text:style-name="MP1"/>
            </table:table-cell>
            <table:table-cell table:style-name="Tabla14.B1" office:value-type="string">
              <text:p text:style-name="MP2"><text:title>Contrato Corporativo de Servicios y productos Oracle</text:title></text:p>
            </table:table-cell>
          </table:table-row>
          <table:table-row table:style-name="Tabla14.1">
            <table:covered-table-cell/>
            <table:table-cell table:style-name="Tabla14.B1" office:value-type="string">
              <text:p text:style-name="MP2"><text:subject>Manual de Instrucción campaña de Gestión de Activos en el proyecto</text:subject></text:p>
            </table:table-cell>
          </table:table-row>
        </table:table>
        <text:p text:style-name="Standard"/>
      </style:header>
      <style:footer>
        <table:table table:name="Tabla13" table:style-name="Tabla13">
          <table:table-column table:style-name="Tabla13.A"/>
          <table:table-column table:style-name="Tabla13.B"/>
          <table:table-row table:style-name="Tabla13.1">
            <table:table-cell table:style-name="Tabla13.A1" office:value-type="string">
              <text:p text:style-name="MP3">Dirección General <text:s/>de Política Digital</text:p>
            </table:table-cell>
            <table:table-cell table:style-name="Tabla13.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2</text:page-count></text:span></text:span></text:p>
            </table:table-cell>
          </table:table-row>
          <table:table-row table:style-name="Tabla13.1">
            <table:table-cell table:style-name="Tabla13.A2" office:value-type="string">
              <text:p text:style-name="MP5">Servicio de Coord. y Desarrollo de Sistemas Horizontales</text:p>
            </table:table-cell>
            <table:table-cell table:style-name="Tabla13.A2" office:value-type="string">
              <text:p text:style-name="MP4"><text:span text:style-name="MT1">Fecha de actualización: </text:span><text:span text:style-name="MT1"><text:user-defined style:data-style-name="N0" text:name="Fecha Actualización">11/03/2015</text:user-defined></text:span></text:p>
            </table:table-cell>
          </table:table-row>
          <table:table-row table:style-name="Tabla13.3">
            <table:table-cell table:style-name="Tabla13.A2" office:value-type="string">
              <text:p text:style-name="MP5"><text:file-name text:display="name-and-extension">DGPD Instrucciones.odt</text:file-name></text:p>
            </table:table-cell>
            <table:table-cell table:style-name="Tabla13.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Convertir_20_2" style:display-name="Convertir 2" style:page-layout-name="Mpm4">
      <style:header>
        <text:p text:style-name="Standard"/>
      </style:header>
      <style:footer>
        <text:p text:style-name="Standard"/>
      </style:footer>
    </style:master-page>
    <style:master-page style:name="Convertir_20_3" style:display-name="Convertir 3" style:page-layout-name="Mpm5">
      <style:header>
        <table:table table:name="Tabla5" table:style-name="Tabla5">
          <table:table-column table:style-name="Tabla5.A"/>
          <table:table-column table:style-name="Tabla5.B"/>
          <table:table-row table:style-name="Tabla5.1">
            <table:table-cell table:style-name="Tabla5.A1" table:number-rows-spanned="2" office:value-type="string">
              <text:p text:style-name="MP1"/>
            </table:table-cell>
            <table:table-cell table:style-name="Tabla5.B1" office:value-type="string">
              <text:p text:style-name="MP2"><text:title>Contrato Corporativo de Servicios y productos Oracle</text:title></text:p>
            </table:table-cell>
          </table:table-row>
          <table:table-row table:style-name="Tabla5.1">
            <table:covered-table-cell/>
            <table:table-cell table:style-name="Tabla5.B1" office:value-type="string">
              <text:p text:style-name="MP2"><text:subject>Manual de Instrucción campaña de Gestión de Activos en el proyecto</text:subject></text:p>
            </table:table-cell>
          </table:table-row>
        </table:table>
        <text:p text:style-name="Standard"/>
      </style:header>
      <style:footer>
        <text:p text:style-name="Standard"/>
        <table:table table:name="Tabla15" table:style-name="Tabla15">
          <table:table-column table:style-name="Tabla15.A"/>
          <table:table-column table:style-name="Tabla15.B"/>
          <table:table-row table:style-name="Tabla15.1">
            <table:table-cell table:style-name="Tabla15.A1" office:value-type="string">
              <text:p text:style-name="MP3">Dirección General <text:s/>de Política Digital</text:p>
            </table:table-cell>
            <table:table-cell table:style-name="Tabla15.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2</text:page-count></text:span></text:span></text:p>
            </table:table-cell>
          </table:table-row>
          <table:table-row table:style-name="Tabla15.1">
            <table:table-cell table:style-name="Tabla15.A2" office:value-type="string">
              <text:p text:style-name="MP5">Servicio de Coord. y Desarrollo de Sistemas Horizontales</text:p>
            </table:table-cell>
            <table:table-cell table:style-name="Tabla15.A2" office:value-type="string">
              <text:p text:style-name="MP4"><text:span text:style-name="MT1">Fecha de actualización: </text:span><text:span text:style-name="MT1"><text:user-defined style:data-style-name="N0" text:name="Fecha Actualización">11/03/2015</text:user-defined></text:span></text:p>
            </table:table-cell>
          </table:table-row>
          <table:table-row table:style-name="Tabla15.1">
            <table:table-cell table:style-name="Tabla15.A2" office:value-type="string">
              <text:p text:style-name="MP5"><text:file-name text:display="name-and-extension">DGPD Instrucciones.odt</text:file-name></text:p>
            </table:table-cell>
            <table:table-cell table:style-name="Tabla15.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Página_20_Horizontal_20_Informe" style:display-name="Página Horizontal Informe" style:page-layout-name="Mpm6">
      <style:header>
        <table:table table:name="Tabla18" table:style-name="Tabla18">
          <table:table-column table:style-name="Tabla18.A"/>
          <table:table-column table:style-name="Tabla18.B"/>
          <table:table-row table:style-name="Tabla18.1">
            <table:table-cell table:style-name="Tabla18.A1" table:number-rows-spanned="2" office:value-type="string">
              <text:p text:style-name="MP1"><draw:frame draw:style-name="Mfr1" draw:name="gráficos18" text:anchor-type="char" svg:x="0.03cm" svg:y="-0.534cm" svg:width="3.304cm" svg:height="1.61cm" draw:z-index="5"><draw:image xlink:href="Pictures/100002000000037B000001B7D513E56D.png" xlink:type="simple" xlink:show="embed" xlink:actuate="onLoad"/></draw:frame></text:p>
            </table:table-cell>
            <table:table-cell table:style-name="Tabla18.B1" office:value-type="string">
              <text:p text:style-name="MP2"><text:title>Contrato Corporativo de Servicios y productos Oracle</text:title></text:p>
            </table:table-cell>
          </table:table-row>
          <table:table-row table:style-name="Tabla18.1">
            <table:covered-table-cell/>
            <table:table-cell table:style-name="Tabla18.B1" office:value-type="string">
              <text:p text:style-name="MP2"><text:subject>Manual de Instrucción campaña de Gestión de Activos en el proyecto</text:subject></text:p>
            </table:table-cell>
          </table:table-row>
        </table:table>
        <text:p text:style-name="Standard"/>
      </style:header>
      <style:footer>
        <table:table table:name="Tabla17" table:style-name="Tabla17">
          <table:table-column table:style-name="Tabla17.A"/>
          <table:table-column table:style-name="Tabla17.B"/>
          <table:table-row table:style-name="Tabla17.1">
            <table:table-cell table:style-name="Tabla17.A1" office:value-type="string">
              <text:p text:style-name="MP3">Dirección General <text:s/>de Política Digital</text:p>
            </table:table-cell>
            <table:table-cell table:style-name="Tabla17.A1" office:value-type="string">
              <text:p text:style-name="MP4"><text:span text:style-name="MT1">Página </text:span><text:span text:style-name="Page_20_Number"><text:span text:style-name="MT1"><text:page-number text:select-page="current">12</text:page-number></text:span></text:span><text:span text:style-name="Page_20_Number"><text:span text:style-name="MT1"> de </text:span></text:span><text:span text:style-name="Page_20_Number"><text:span text:style-name="MT1"><text:page-count style:num-format="1">12</text:page-count></text:span></text:span></text:p>
            </table:table-cell>
          </table:table-row>
          <table:table-row table:style-name="Tabla17.1">
            <table:table-cell table:style-name="Tabla17.A2" office:value-type="string">
              <text:p text:style-name="MP5">Servicio de Coord. y Desarrollo de Sistemas Horizontales</text:p>
            </table:table-cell>
            <table:table-cell table:style-name="Tabla17.A2" office:value-type="string">
              <text:p text:style-name="MP4"><text:span text:style-name="MT1">Fecha de actualización: </text:span><text:span text:style-name="MT1"><text:user-defined style:data-style-name="N0" text:name="Fecha Actualización">11/03/2015</text:user-defined></text:span></text:p>
            </table:table-cell>
          </table:table-row>
          <table:table-row table:style-name="Tabla17.3">
            <table:table-cell table:style-name="Tabla17.A2" office:value-type="string">
              <text:p text:style-name="MP5"><text:file-name text:display="name-and-extension">DGPD Instrucciones.odt</text:file-name></text:p>
            </table:table-cell>
            <table:table-cell table:style-name="Tabla17.A2" office:value-type="string">
              <text:p text:style-name="MP4"><text:span text:style-name="MT1">Versión: </text:span><text:span text:style-name="MT1"><text:user-defined style:data-style-name="N0" text:name="Versión Documento">&lt;1.0&gt;</text:user-defined></text:span></text:p>
            </table:table-cell>
          </table:table-row>
        </table:table>
        <text:p text:style-name="MP6"/>
      </style:footer>
    </style:master-page>
    <style:master-page style:name="Convertir_20_5" style:display-name="Convertir 5" style:page-layout-name="Mpm7">
      <style:header>
        <table:table table:name="Tabla16" table:style-name="Tabla16">
          <table:table-column table:style-name="Tabla16.A"/>
          <table:table-column table:style-name="Tabla16.B"/>
          <table:table-row table:style-name="Tabla16.1">
            <table:table-cell table:style-name="Tabla16.A1" table:number-rows-spanned="2" office:value-type="string">
              <text:p text:style-name="MP1"/>
            </table:table-cell>
            <table:table-cell table:style-name="Tabla16.B1" office:value-type="string">
              <text:p text:style-name="MP2"><text:title>Contrato Corporativo de Servicios y productos Oracle</text:title></text:p>
            </table:table-cell>
          </table:table-row>
          <table:table-row table:style-name="Tabla16.1">
            <table:covered-table-cell/>
            <table:table-cell table:style-name="Tabla16.B1" office:value-type="string">
              <text:p text:style-name="MP2"><text:subject>Manual de Instrucción campaña de Gestión de Activos en el proyecto</text:subject></text:p>
            </table:table-cell>
          </table:table-row>
        </table:table>
        <text:p text:style-name="Standard"/>
      </style:header>
      <style:footer>
        <text:p text:style-name="Standard"/>
        <table:table table:name="Tabla19" table:style-name="Tabla19">
          <table:table-column table:style-name="Tabla19.A"/>
          <table:table-column table:style-name="Tabla19.B"/>
          <table:table-row table:style-name="Tabla19.1">
            <table:table-cell table:style-name="Tabla19.A1" office:value-type="string">
              <text:p text:style-name="MP3">Dirección General <text:s/>de Política Digital</text:p>
            </table:table-cell>
            <table:table-cell table:style-name="Tabla19.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2</text:page-count></text:span></text:span></text:p>
            </table:table-cell>
          </table:table-row>
          <table:table-row table:style-name="Tabla19.1">
            <table:table-cell table:style-name="Tabla19.A2" office:value-type="string">
              <text:p text:style-name="MP5">Servicio de Coord. y Desarrollo de Sistemas Horizontales</text:p>
            </table:table-cell>
            <table:table-cell table:style-name="Tabla19.A2" office:value-type="string">
              <text:p text:style-name="MP4"><text:span text:style-name="MT1">Fecha de actualización: </text:span><text:span text:style-name="MT1"><text:user-defined style:data-style-name="N0" text:name="Fecha Actualización">11/03/2015</text:user-defined></text:span></text:p>
            </table:table-cell>
          </table:table-row>
          <table:table-row table:style-name="Tabla19.1">
            <table:table-cell table:style-name="Tabla19.A2" office:value-type="string">
              <text:p text:style-name="MP5"><text:file-name text:display="name-and-extension">DGPD Instrucciones.odt</text:file-name></text:p>
            </table:table-cell>
            <table:table-cell table:style-name="Tabla19.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Convertir_20_6" style:display-name="Convertir 6" style:page-layout-name="Mpm8">
      <style:header>
        <text:p text:style-name="Standard"/>
      </style:header>
      <style:footer>
        <text:p text:style-name="Standard"/>
      </style:footer>
    </style:master-page>
    <style:master-page style:name="Convertir_20_7" style:display-name="Convertir 7" style:page-layout-name="Mpm8">
      <style:header>
        <text:p text:style-name="Standard"/>
      </style:header>
      <style:footer>
        <text:p text:style-name="Standard"/>
      </style:footer>
    </style:master-page>
    <style:master-page style:name="Convertir_20_8" style:display-name="Convertir 8" style:page-layout-name="Mpm8">
      <style:header>
        <text:p text:style-name="Standard"/>
      </style:header>
      <style:footer>
        <text:p text:style-name="Standard"/>
      </style:footer>
    </style:master-page>
    <style:master-page style:name="Convertir_20_9" style:display-name="Convertir 9" style:page-layout-name="Mpm9">
      <style:header>
        <text:p text:style-name="Standard"/>
      </style:header>
      <style:footer>
        <text:p text:style-name="Standard"/>
      </style:footer>
    </style:master-page>
    <style:master-page style:name="Página_20_Índice" style:display-name="Página Índice" style:page-layout-name="Mpm3">
      <style:header>
        <table:table table:name="Tabla20" table:style-name="Tabla20">
          <table:table-column table:style-name="Tabla20.A"/>
          <table:table-column table:style-name="Tabla20.B"/>
          <table:table-row table:style-name="Tabla20.1">
            <table:table-cell table:style-name="Tabla20.A1" table:number-rows-spanned="2" office:value-type="string">
              <text:p text:style-name="MP1"><draw:frame draw:style-name="Mfr1" draw:name="gráficos16" text:anchor-type="char" svg:x="0.03cm" svg:y="-0.534cm" svg:width="3.304cm" svg:height="1.61cm" draw:z-index="4"><draw:image xlink:href="Pictures/100002000000037B000001B7D513E56D.png" xlink:type="simple" xlink:show="embed" xlink:actuate="onLoad"/></draw:frame></text:p>
            </table:table-cell>
            <table:table-cell table:style-name="Tabla20.B1" office:value-type="string">
              <text:p text:style-name="MP2"/>
              <text:p text:style-name="MP2"><text:title>Contrato Corporativo de Servicios y productos Oracle</text:title></text:p>
            </table:table-cell>
          </table:table-row>
          <table:table-row table:style-name="Tabla20.1">
            <table:covered-table-cell/>
            <table:table-cell table:style-name="Tabla20.B1" office:value-type="string">
              <text:p text:style-name="MP2"><text:subject>Manual de Instrucción campaña de Gestión de Activos en el proyecto</text:subject></text:p>
            </table:table-cell>
          </table:table-row>
        </table:table>
        <text:p text:style-name="Standard"/>
      </style:header>
      <style:footer>
        <table:table table:name="Tabla21" table:style-name="Tabla21">
          <table:table-column table:style-name="Tabla21.A"/>
          <table:table-column table:style-name="Tabla21.B"/>
          <table:table-row table:style-name="Tabla21.1">
            <table:table-cell table:style-name="Tabla21.A1" office:value-type="string">
              <text:p text:style-name="MP3">Dirección General <text:s/>de Política Digital</text:p>
            </table:table-cell>
            <table:table-cell table:style-name="Tabla21.A1" office:value-type="string">
              <text:p text:style-name="MP4"><text:span text:style-name="MT1">Página </text:span><text:span text:style-name="Page_20_Number"><text:span text:style-name="MT1"><text:page-number text:select-page="current">3</text:page-number></text:span></text:span><text:span text:style-name="Page_20_Number"><text:span text:style-name="MT1"> de </text:span></text:span><text:span text:style-name="Page_20_Number"><text:span text:style-name="MT1"><text:page-count style:num-format="1">12</text:page-count></text:span></text:span></text:p>
            </table:table-cell>
          </table:table-row>
          <table:table-row table:style-name="Tabla21.1">
            <table:table-cell table:style-name="Tabla21.A2" office:value-type="string">
              <text:p text:style-name="MP5">Servicio Corporativo Oracle</text:p>
            </table:table-cell>
            <table:table-cell table:style-name="Tabla21.A2" office:value-type="string">
              <text:p text:style-name="MP4"><text:span text:style-name="MT1">Fecha de actualización: </text:span><text:span text:style-name="MT1"><text:user-defined style:data-style-name="N0" text:name="Fecha Actualización">11/03/2015</text:user-defined></text:span></text:p>
            </table:table-cell>
          </table:table-row>
          <table:table-row table:style-name="Tabla21.3">
            <table:table-cell table:style-name="Tabla21.A2" office:value-type="string">
              <text:p text:style-name="MP5"><text:file-name text:display="name-and-extension">DGPD Instrucciones.odt</text:file-name></text:p>
            </table:table-cell>
            <table:table-cell table:style-name="Tabla21.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Página_20_Vertical_20_Informe" style:display-name="Página Vertical Informe" style:page-layout-name="Mpm5">
      <style:header>
        <table:table table:name="Tabla22" table:style-name="Tabla22">
          <table:table-column table:style-name="Tabla22.A"/>
          <table:table-column table:style-name="Tabla22.B"/>
          <table:table-row table:style-name="Tabla22.1">
            <table:table-cell table:style-name="Tabla22.A1" table:number-rows-spanned="2" office:value-type="string">
              <text:p text:style-name="MP1"><draw:frame draw:style-name="Mfr1" draw:name="gráficos17" text:anchor-type="char" svg:x="0.03cm" svg:y="-0.534cm" svg:width="3.304cm" svg:height="1.61cm" draw:z-index="1"><draw:image xlink:href="Pictures/100002000000037B000001B7D513E56D.png" xlink:type="simple" xlink:show="embed" xlink:actuate="onLoad"/></draw:frame></text:p>
            </table:table-cell>
            <table:table-cell table:style-name="Tabla22.B1" office:value-type="string">
              <text:p text:style-name="MP2"><text:title>Contrato Corporativo de Servicios y productos Oracle</text:title></text:p>
            </table:table-cell>
          </table:table-row>
          <table:table-row table:style-name="Tabla22.1">
            <table:covered-table-cell/>
            <table:table-cell table:style-name="Tabla22.B1" office:value-type="string">
              <text:p text:style-name="MP2"><text:subject>Manual de Instrucción campaña de Gestión de Activos en el proyecto</text:subject></text:p>
            </table:table-cell>
          </table:table-row>
        </table:table>
        <text:p text:style-name="Standard"/>
        <text:p text:style-name="Standard"/>
        <text:p text:style-name="Standard"/>
        <text:p text:style-name="Standard"/>
        <text:p text:style-name="Standard"/>
        <text:p text:style-name="Standard"/>
      </style:header>
      <style:footer>
        <table:table table:name="Tabla23" table:style-name="Tabla23">
          <table:table-column table:style-name="Tabla23.A"/>
          <table:table-column table:style-name="Tabla23.B"/>
          <table:table-row table:style-name="Tabla23.1">
            <table:table-cell table:style-name="Tabla23.A1" office:value-type="string">
              <text:p text:style-name="MP3">Dirección General <text:s/>de Política Digital</text:p>
            </table:table-cell>
            <table:table-cell table:style-name="Tabla23.A1" office:value-type="string">
              <text:p text:style-name="MP4"><text:span text:style-name="MT1">Página </text:span><text:span text:style-name="Page_20_Number"><text:span text:style-name="MT1"><text:page-number text:select-page="current">5</text:page-number></text:span></text:span><text:span text:style-name="Page_20_Number"><text:span text:style-name="MT1"> de </text:span></text:span><text:span text:style-name="Page_20_Number"><text:span text:style-name="MT1"><text:page-count style:num-format="1">12</text:page-count></text:span></text:span></text:p>
            </table:table-cell>
          </table:table-row>
          <table:table-row table:style-name="Tabla23.1">
            <table:table-cell table:style-name="Tabla23.A2" office:value-type="string">
              <text:p text:style-name="MP5">Servicio de Coord. y Desarrollo de Sistemas Horizontales</text:p>
            </table:table-cell>
            <table:table-cell table:style-name="Tabla23.A2" office:value-type="string">
              <text:p text:style-name="MP4"><text:span text:style-name="MT1">Fecha de actualización: </text:span><text:span text:style-name="MT1"><text:user-defined style:data-style-name="N0" text:name="Fecha Actualización">11/03/2015</text:user-defined></text:span></text:p>
            </table:table-cell>
          </table:table-row>
          <table:table-row table:style-name="Tabla23.1">
            <table:table-cell table:style-name="Tabla23.A2" office:value-type="string">
              <text:p text:style-name="MP5"><text:file-name text:display="name-and-extension">DGPD Instrucciones.odt</text:file-name></text:p>
            </table:table-cell>
            <table:table-cell table:style-name="Tabla23.A2" office:value-type="string">
              <text:p text:style-name="MP4"><text:span text:style-name="MT1">Versión: </text:span><text:span text:style-name="MT1"><text:user-defined style:data-style-name="N0" text:name="Versión Documento">&lt;1.0&gt;</text:user-defined></text:span></text:p>
            </table:table-cell>
          </table:table-row>
        </table:table>
        <text:p text:style-name="MP7"/>
      </style:footer>
    </style:master-page>
    <style:master-page style:name="HTML" style:page-layout-name="Mpm10"/>
    <style:master-page style:name="Landscap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o Corporativo de Servicios y productos Oracle</dc:title>
    <dc:subject>Manual de Instrucción campaña de Gestión de Activos en el proyecto</dc:subject>
    <meta:creation-date>2013-07-02T08:40:47</meta:creation-date>
    <meta:editing-cycles>400</meta:editing-cycles>
    <meta:editing-duration>P3DT16H34M51S</meta:editing-duration>
    <meta:generator>LibreOffice/4.2.7.2$Linux_x86 LibreOffice_project/420m0$Build-2</meta:generator>
    <dc:date>2015-03-24T09:14:40.844032527</dc:date>
    <dc:creator>lvarelap </dc:creator>
    <meta:document-statistic meta:table-count="18" meta:image-count="3" meta:object-count="0" meta:page-count="12" meta:paragraph-count="358" meta:word-count="2091" meta:character-count="12601" meta:non-whitespace-character-count="10891"/>
    <meta:user-defined meta:name="Documento">ORG - Guía de Entornos.ods</meta:user-defined>
    <meta:user-defined meta:name="Fecha Actualización">11/03/2015</meta:user-defined>
    <meta:user-defined meta:name="Servicio">Servicio de Coord. y Desarrollo de Sistemas Horizontales</meta:user-defined>
    <meta:user-defined meta:name="Versión Documento">&lt;1.0&gt;</meta:user-defined>
    <meta:user-defined meta:name="Versión Plantilla" meta:value-type="string">1.0</meta:user-defined>
  </office:meta>
</office:document-meta>
</file>